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333333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333333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33333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333333" fo:padding="2.01p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33333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ortByCode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4"/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ountryCode</text:p>
          </table:table-cell>
          <table:table-cell table:style-name="ce2" office:value-type="string" calcext:value-type="string">
            <text:p>Count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orth Americ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table:style-name="ce3" office:value-type="string" calcext:value-type="string">
            <text:p>United Sta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Canad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 Egypt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MA</text:p>
          </table:table-cell>
          <table:table-cell table:style-name="ce2" office:value-type="string" calcext:value-type="string">
            <text:p>Morocco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DZ</text:p>
          </table:table-cell>
          <table:table-cell table:style-name="ce2" office:value-type="string" calcext:value-type="string">
            <text:p>Algeria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TN</text:p>
          </table:table-cell>
          <table:table-cell table:style-name="ce2" office:value-type="string" calcext:value-type="string">
            <text:p>Tunisia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LY</text:p>
          </table:table-cell>
          <table:table-cell table:style-name="ce2" office:value-type="string" calcext:value-type="string">
            <text:p>Libya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Ivory Coast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.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ST</text:p>
          </table:table-cell>
          <table:table-cell table:style-name="ce5" office:value-type="string" calcext:value-type="string">
            <text:p>São Tomé &amp; Príncipe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ngo (Brazzaville)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Dem. Rep. Congo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iego Garcia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scension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/>
          <table:table-cell table:style-name="ce2" office:value-type="string" calcext:value-type="string">
            <text:p>French Indian Ocean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M</text:p>
          </table:table-cell>
          <table:table-cell table:style-name="ce2" office:value-type="string" calcext:value-type="string">
            <text:p>Comoros (only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Greenlan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SM</text:p>
          </table:table-cell>
          <table:table-cell table:style-name="ce2" office:value-type="string" calcext:value-type="string">
            <text:p>San Marino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VA</text:p>
          </table:table-cell>
          <table:table-cell table:style-name="ce2" office:value-type="string" calcext:value-type="string">
            <text:p>Vatican City (use +39)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Serbia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ME</text:p>
          </table:table-cell>
          <table:table-cell table:style-name="ce2" office:value-type="string" calcext:value-type="string">
            <text:p>Montenegro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- Herzegovina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EU</text:p>
          </table:table-cell>
          <table:table-cell table:style-name="ce2" office:value-type="string" calcext:value-type="string">
            <text:p>European Numbers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SCONTINUED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K</text:p>
          </table:table-cell>
          <table:table-cell table:style-name="ce2" office:value-type="string" calcext:value-type="string">
            <text:p>United Kingdom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M</text:p>
          </table:table-cell>
          <table:table-cell table:style-name="ce5" office:value-type="string" calcext:value-type="string">
            <text:p>St Pierre &amp; Miquélon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iana (French)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etherlands Antilles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D</text:p>
          </table:table-cell>
          <table:table-cell table:style-name="ce5" office:value-type="string" calcext:value-type="string">
            <text:p>Indonesia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TL</text:p>
          </table:table-cell>
          <table:table-cell table:style-name="ce2" office:value-type="string" calcext:value-type="string">
            <text:p>Timor-Leste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/>
          <table:table-cell table:style-name="ce2" office:value-type="string" calcext:value-type="string">
            <text:p>DISCONTINUED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Au. Ext. Terr.</text:p>
          </table:table-cell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/>
          <table:table-cell table:style-name="ce2" office:value-type="string" calcext:value-type="string">
            <text:p>DISCONTINUED</text:p>
          </table:table-cell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estern Samoa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M</text:p>
          </table:table-cell>
          <table:table-cell table:style-name="ce5" office:value-type="string" calcext:value-type="string">
            <text:p>St Pierre &amp; Miquélon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iana (French)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etherlands Antilles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D</text:p>
          </table:table-cell>
          <table:table-cell table:style-name="ce5" office:value-type="string" calcext:value-type="string">
            <text:p>Indonesia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TL</text:p>
          </table:table-cell>
          <table:table-cell table:style-name="ce2" office:value-type="string" calcext:value-type="string">
            <text:p>Timor-Leste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/>
          <table:table-cell table:style-name="ce2" office:value-type="string" calcext:value-type="string">
            <text:p>DISCONTINUED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Au. Ext. Terr.</text:p>
          </table:table-cell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/>
          <table:table-cell table:style-name="ce2" office:value-type="string" calcext:value-type="string">
            <text:p>DISCONTINUED</text:p>
          </table:table-cell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estern Samoa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</text:p>
          </table:table-cell>
          <table:table-cell table:style-name="ce2" office:value-type="string" calcext:value-type="string">
            <text:p>Russi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Z</text:p>
          </table:table-cell>
          <table:table-cell table:style-name="ce6" office:value-type="string" calcext:value-type="string">
            <text:p>Kazakhstan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2" office:value-type="string" calcext:value-type="string">
            <text:p>Int'l Freephone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ea (South)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orea (North)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/>
          <table:table-cell table:style-name="ce2"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/>
          <table:table-cell table:style-name="ce2" office:value-type="string" calcext:value-type="string">
            <text:p>Hong Kong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/>
          <table:table-cell table:style-name="ce2" office:value-type="string" calcext:value-type="string">
            <text:p>Macau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/>
          <table:table-cell table:style-name="ce3"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/>
          <table:table-cell table:style-name="ce2" office:value-type="string" calcext:value-type="string">
            <text:p>Inmarsat SNAC</text:p>
          </table:table-cell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Inmarsat (Atl-East)</text:p>
          </table:table-cell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Inmarsat (Pacific)</text:p>
          </table:table-cell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Inmarsat (Indian O.)</text:p>
          </table:table-cell>
        </table:table-row>
        <table:table-row table:style-name="ro2">
          <table:table-cell/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Inmarsat (Atl-West)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/>
          <table:table-cell table:style-name="ce2" office:value-type="string" calcext:value-type="string">
            <text:p>Univ. Personal No's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/>
          <table:table-cell table:style-name="ce2" office:value-type="string" calcext:value-type="string">
            <text:p>Satellite services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/>
          <table:table-cell table:style-name="ce2" office:value-type="string" calcext:value-type="string">
            <text:p>Int'l Networks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TW</text:p>
          </table:table-cell>
          <table:table-cell table:style-name="ce2" office:value-type="string" calcext:value-type="string">
            <text:p>Taiwan/"reserved"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/>
          <table:table-cell table:style-name="ce2" office:value-type="string" calcext:value-type="string">
            <text:p>Int'l Freephone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 (Burma)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PS</text:p>
          </table:table-cell>
          <table:table-cell table:style-name="ce2" office:value-type="string" calcext:value-type="string">
            <text:p>Palestine</text:p>
          </table:table-cell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/>
          <table:table-cell table:style-name="ce2" office:value-type="string" calcext:value-type="string">
            <text:p>Adult Premium Svcs.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TJ</text:p>
          </table:table-cell>
          <table:table-cell table:style-name="ce2" office:value-type="string" calcext:value-type="string">
            <text:p>Tajikistan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UZ</text:p>
          </table:table-cell>
          <table:table-cell table:style-name="ce2" office:value-type="string" calcext:value-type="string">
            <text:p>Uzbekistan</text:p>
          </table:table-cell>
        </table:table-row>
      </table:table>
      <table:table table:name="SortByCountry" table:style-name="ta1"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ountryCode</text:p>
          </table:table-cell>
          <table:table-cell table:style-name="ce2"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/>
          <table:table-cell table:formula="of:=CONCATENATE([.B3]; &quot;,&quot;)" office:value-type="string" office:string-value="93," calcext:value-type="string">
            <text:p>93,</text:p>
          </table:table-cell>
          <table:table-cell table:formula="of:=CONCATENATE(&quot;&quot;&quot;&quot;;[.C3]; &quot;&quot;&quot;&quot;; &quot;,&quot;)" office:value-type="string" office:string-value="&quot;AF&quot;," calcext:value-type="string">
            <text:p>"AF",</text:p>
          </table:table-cell>
          <table:table-cell table:formula="of:=CONCATENATE(&quot;&quot;&quot;&quot;;[.D3]; &quot;&quot;&quot;&quot;; &quot;,&quot;)" office:value-type="string" office:string-value="&quot;Afghanistan&quot;," calcext:value-type="string">
            <text:p>"Afghanistan",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/>
          <table:table-cell table:formula="of:=CONCATENATE([.B4]; &quot;,&quot;)" office:value-type="string" office:string-value="355," calcext:value-type="string">
            <text:p>355,</text:p>
          </table:table-cell>
          <table:table-cell table:formula="of:=CONCATENATE(&quot;&quot;&quot;&quot;;[.C4]; &quot;&quot;&quot;&quot;; &quot;,&quot;)" office:value-type="string" office:string-value="&quot;AL&quot;," calcext:value-type="string">
            <text:p>"AL",</text:p>
          </table:table-cell>
          <table:table-cell table:formula="of:=CONCATENATE(&quot;&quot;&quot;&quot;;[.D4]; &quot;&quot;&quot;&quot;; &quot;,&quot;)" office:value-type="string" office:string-value="&quot;Albania&quot;," calcext:value-type="string">
            <text:p>"Albania",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DZ</text:p>
          </table:table-cell>
          <table:table-cell table:style-name="ce2" office:value-type="string" calcext:value-type="string">
            <text:p>Algeria</text:p>
          </table:table-cell>
          <table:table-cell/>
          <table:table-cell table:formula="of:=CONCATENATE([.B5]; &quot;,&quot;)" office:value-type="string" office:string-value="213," calcext:value-type="string">
            <text:p>213,</text:p>
          </table:table-cell>
          <table:table-cell table:formula="of:=CONCATENATE(&quot;&quot;&quot;&quot;;[.C5]; &quot;&quot;&quot;&quot;; &quot;,&quot;)" office:value-type="string" office:string-value="&quot;DZ&quot;," calcext:value-type="string">
            <text:p>"DZ",</text:p>
          </table:table-cell>
          <table:table-cell table:formula="of:=CONCATENATE(&quot;&quot;&quot;&quot;;[.D5]; &quot;&quot;&quot;&quot;; &quot;,&quot;)" office:value-type="string" office:string-value="&quot;Algeria&quot;," calcext:value-type="string">
            <text:p>"Algeria",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/>
          <table:table-cell table:formula="of:=CONCATENATE([.B6]; &quot;,&quot;)" office:value-type="string" office:string-value="376," calcext:value-type="string">
            <text:p>376,</text:p>
          </table:table-cell>
          <table:table-cell table:formula="of:=CONCATENATE(&quot;&quot;&quot;&quot;;[.C6]; &quot;&quot;&quot;&quot;; &quot;,&quot;)" office:value-type="string" office:string-value="&quot;AD&quot;," calcext:value-type="string">
            <text:p>"AD",</text:p>
          </table:table-cell>
          <table:table-cell table:formula="of:=CONCATENATE(&quot;&quot;&quot;&quot;;[.D6]; &quot;&quot;&quot;&quot;; &quot;,&quot;)" office:value-type="string" office:string-value="&quot;Andorra&quot;," calcext:value-type="string">
            <text:p>"Andorra",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/>
          <table:table-cell table:formula="of:=CONCATENATE([.B7]; &quot;,&quot;)" office:value-type="string" office:string-value="244," calcext:value-type="string">
            <text:p>244,</text:p>
          </table:table-cell>
          <table:table-cell table:formula="of:=CONCATENATE(&quot;&quot;&quot;&quot;;[.C7]; &quot;&quot;&quot;&quot;; &quot;,&quot;)" office:value-type="string" office:string-value="&quot;AO&quot;," calcext:value-type="string">
            <text:p>"AO",</text:p>
          </table:table-cell>
          <table:table-cell table:formula="of:=CONCATENATE(&quot;&quot;&quot;&quot;;[.D7]; &quot;&quot;&quot;&quot;; &quot;,&quot;)" office:value-type="string" office:string-value="&quot;Angola&quot;," calcext:value-type="string">
            <text:p>"Angola",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/>
          <table:table-cell table:formula="of:=CONCATENATE([.B8]; &quot;,&quot;)" office:value-type="string" office:string-value="54," calcext:value-type="string">
            <text:p>54,</text:p>
          </table:table-cell>
          <table:table-cell table:formula="of:=CONCATENATE(&quot;&quot;&quot;&quot;;[.C8]; &quot;&quot;&quot;&quot;; &quot;,&quot;)" office:value-type="string" office:string-value="&quot;AR&quot;," calcext:value-type="string">
            <text:p>"AR",</text:p>
          </table:table-cell>
          <table:table-cell table:formula="of:=CONCATENATE(&quot;&quot;&quot;&quot;;[.D8]; &quot;&quot;&quot;&quot;; &quot;,&quot;)" office:value-type="string" office:string-value="&quot;Argentina&quot;," calcext:value-type="string">
            <text:p>"Argentina",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/>
          <table:table-cell table:formula="of:=CONCATENATE([.B9]; &quot;,&quot;)" office:value-type="string" office:string-value="374," calcext:value-type="string">
            <text:p>374,</text:p>
          </table:table-cell>
          <table:table-cell table:formula="of:=CONCATENATE(&quot;&quot;&quot;&quot;;[.C9]; &quot;&quot;&quot;&quot;; &quot;,&quot;)" office:value-type="string" office:string-value="&quot;AM&quot;," calcext:value-type="string">
            <text:p>"AM",</text:p>
          </table:table-cell>
          <table:table-cell table:formula="of:=CONCATENATE(&quot;&quot;&quot;&quot;;[.D9]; &quot;&quot;&quot;&quot;; &quot;,&quot;)" office:value-type="string" office:string-value="&quot;Armenia&quot;," calcext:value-type="string">
            <text:p>"Armenia",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/>
          <table:table-cell table:formula="of:=CONCATENATE([.B10]; &quot;,&quot;)" office:value-type="string" office:string-value="297," calcext:value-type="string">
            <text:p>297,</text:p>
          </table:table-cell>
          <table:table-cell table:formula="of:=CONCATENATE(&quot;&quot;&quot;&quot;;[.C10]; &quot;&quot;&quot;&quot;; &quot;,&quot;)" office:value-type="string" office:string-value="&quot;AW&quot;," calcext:value-type="string">
            <text:p>"AW",</text:p>
          </table:table-cell>
          <table:table-cell table:formula="of:=CONCATENATE(&quot;&quot;&quot;&quot;;[.D10]; &quot;&quot;&quot;&quot;; &quot;,&quot;)" office:value-type="string" office:string-value="&quot;Aruba&quot;," calcext:value-type="string">
            <text:p>"Aruba",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/>
          <table:table-cell table:formula="of:=CONCATENATE([.B11]; &quot;,&quot;)" office:value-type="string" office:string-value="61," calcext:value-type="string">
            <text:p>61,</text:p>
          </table:table-cell>
          <table:table-cell table:formula="of:=CONCATENATE(&quot;&quot;&quot;&quot;;[.C11]; &quot;&quot;&quot;&quot;; &quot;,&quot;)" office:value-type="string" office:string-value="&quot;AU&quot;," calcext:value-type="string">
            <text:p>"AU",</text:p>
          </table:table-cell>
          <table:table-cell table:formula="of:=CONCATENATE(&quot;&quot;&quot;&quot;;[.D11]; &quot;&quot;&quot;&quot;; &quot;,&quot;)" office:value-type="string" office:string-value="&quot;Australia&quot;," calcext:value-type="string">
            <text:p>"Australia",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/>
          <table:table-cell table:formula="of:=CONCATENATE([.B12]; &quot;,&quot;)" office:value-type="string" office:string-value="43," calcext:value-type="string">
            <text:p>43,</text:p>
          </table:table-cell>
          <table:table-cell table:formula="of:=CONCATENATE(&quot;&quot;&quot;&quot;;[.C12]; &quot;&quot;&quot;&quot;; &quot;,&quot;)" office:value-type="string" office:string-value="&quot;AT&quot;," calcext:value-type="string">
            <text:p>"AT",</text:p>
          </table:table-cell>
          <table:table-cell table:formula="of:=CONCATENATE(&quot;&quot;&quot;&quot;;[.D12]; &quot;&quot;&quot;&quot;; &quot;,&quot;)" office:value-type="string" office:string-value="&quot;Austria&quot;," calcext:value-type="string">
            <text:p>"Austria",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/>
          <table:table-cell table:formula="of:=CONCATENATE([.B13]; &quot;,&quot;)" office:value-type="string" office:string-value="994," calcext:value-type="string">
            <text:p>994,</text:p>
          </table:table-cell>
          <table:table-cell table:formula="of:=CONCATENATE(&quot;&quot;&quot;&quot;;[.C13]; &quot;&quot;&quot;&quot;; &quot;,&quot;)" office:value-type="string" office:string-value="&quot;AZ&quot;," calcext:value-type="string">
            <text:p>"AZ",</text:p>
          </table:table-cell>
          <table:table-cell table:formula="of:=CONCATENATE(&quot;&quot;&quot;&quot;;[.D13]; &quot;&quot;&quot;&quot;; &quot;,&quot;)" office:value-type="string" office:string-value="&quot;Azerbaijan&quot;," calcext:value-type="string">
            <text:p>"Azerbaijan",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/>
          <table:table-cell table:formula="of:=CONCATENATE([.B14]; &quot;,&quot;)" office:value-type="string" office:string-value="973," calcext:value-type="string">
            <text:p>973,</text:p>
          </table:table-cell>
          <table:table-cell table:formula="of:=CONCATENATE(&quot;&quot;&quot;&quot;;[.C14]; &quot;&quot;&quot;&quot;; &quot;,&quot;)" office:value-type="string" office:string-value="&quot;BH&quot;," calcext:value-type="string">
            <text:p>"BH",</text:p>
          </table:table-cell>
          <table:table-cell table:formula="of:=CONCATENATE(&quot;&quot;&quot;&quot;;[.D14]; &quot;&quot;&quot;&quot;; &quot;,&quot;)" office:value-type="string" office:string-value="&quot;Bahrain&quot;," calcext:value-type="string">
            <text:p>"Bahrain",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/>
          <table:table-cell table:formula="of:=CONCATENATE([.B15]; &quot;,&quot;)" office:value-type="string" office:string-value="880," calcext:value-type="string">
            <text:p>880,</text:p>
          </table:table-cell>
          <table:table-cell table:formula="of:=CONCATENATE(&quot;&quot;&quot;&quot;;[.C15]; &quot;&quot;&quot;&quot;; &quot;,&quot;)" office:value-type="string" office:string-value="&quot;BD&quot;," calcext:value-type="string">
            <text:p>"BD",</text:p>
          </table:table-cell>
          <table:table-cell table:formula="of:=CONCATENATE(&quot;&quot;&quot;&quot;;[.D15]; &quot;&quot;&quot;&quot;; &quot;,&quot;)" office:value-type="string" office:string-value="&quot;Bangladesh&quot;," calcext:value-type="string">
            <text:p>"Bangladesh",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/>
          <table:table-cell table:formula="of:=CONCATENATE([.B16]; &quot;,&quot;)" office:value-type="string" office:string-value="375," calcext:value-type="string">
            <text:p>375,</text:p>
          </table:table-cell>
          <table:table-cell table:formula="of:=CONCATENATE(&quot;&quot;&quot;&quot;;[.C16]; &quot;&quot;&quot;&quot;; &quot;,&quot;)" office:value-type="string" office:string-value="&quot;BY&quot;," calcext:value-type="string">
            <text:p>"BY",</text:p>
          </table:table-cell>
          <table:table-cell table:formula="of:=CONCATENATE(&quot;&quot;&quot;&quot;;[.D16]; &quot;&quot;&quot;&quot;; &quot;,&quot;)" office:value-type="string" office:string-value="&quot;Belarus&quot;," calcext:value-type="string">
            <text:p>"Belarus",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/>
          <table:table-cell table:formula="of:=CONCATENATE([.B17]; &quot;,&quot;)" office:value-type="string" office:string-value="32," calcext:value-type="string">
            <text:p>32,</text:p>
          </table:table-cell>
          <table:table-cell table:formula="of:=CONCATENATE(&quot;&quot;&quot;&quot;;[.C17]; &quot;&quot;&quot;&quot;; &quot;,&quot;)" office:value-type="string" office:string-value="&quot;BE&quot;," calcext:value-type="string">
            <text:p>"BE",</text:p>
          </table:table-cell>
          <table:table-cell table:formula="of:=CONCATENATE(&quot;&quot;&quot;&quot;;[.D17]; &quot;&quot;&quot;&quot;; &quot;,&quot;)" office:value-type="string" office:string-value="&quot;Belgium&quot;," calcext:value-type="string">
            <text:p>"Belgium",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/>
          <table:table-cell table:formula="of:=CONCATENATE([.B18]; &quot;,&quot;)" office:value-type="string" office:string-value="501," calcext:value-type="string">
            <text:p>501,</text:p>
          </table:table-cell>
          <table:table-cell table:formula="of:=CONCATENATE(&quot;&quot;&quot;&quot;;[.C18]; &quot;&quot;&quot;&quot;; &quot;,&quot;)" office:value-type="string" office:string-value="&quot;BZ&quot;," calcext:value-type="string">
            <text:p>"BZ",</text:p>
          </table:table-cell>
          <table:table-cell table:formula="of:=CONCATENATE(&quot;&quot;&quot;&quot;;[.D18]; &quot;&quot;&quot;&quot;; &quot;,&quot;)" office:value-type="string" office:string-value="&quot;Belize&quot;," calcext:value-type="string">
            <text:p>"Belize",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/>
          <table:table-cell table:formula="of:=CONCATENATE([.B19]; &quot;,&quot;)" office:value-type="string" office:string-value="229," calcext:value-type="string">
            <text:p>229,</text:p>
          </table:table-cell>
          <table:table-cell table:formula="of:=CONCATENATE(&quot;&quot;&quot;&quot;;[.C19]; &quot;&quot;&quot;&quot;; &quot;,&quot;)" office:value-type="string" office:string-value="&quot;BJ&quot;," calcext:value-type="string">
            <text:p>"BJ",</text:p>
          </table:table-cell>
          <table:table-cell table:formula="of:=CONCATENATE(&quot;&quot;&quot;&quot;;[.D19]; &quot;&quot;&quot;&quot;; &quot;,&quot;)" office:value-type="string" office:string-value="&quot;Benin&quot;," calcext:value-type="string">
            <text:p>"Benin",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/>
          <table:table-cell table:formula="of:=CONCATENATE([.B20]; &quot;,&quot;)" office:value-type="string" office:string-value="975," calcext:value-type="string">
            <text:p>975,</text:p>
          </table:table-cell>
          <table:table-cell table:formula="of:=CONCATENATE(&quot;&quot;&quot;&quot;;[.C20]; &quot;&quot;&quot;&quot;; &quot;,&quot;)" office:value-type="string" office:string-value="&quot;BT&quot;," calcext:value-type="string">
            <text:p>"BT",</text:p>
          </table:table-cell>
          <table:table-cell table:formula="of:=CONCATENATE(&quot;&quot;&quot;&quot;;[.D20]; &quot;&quot;&quot;&quot;; &quot;,&quot;)" office:value-type="string" office:string-value="&quot;Bhutan&quot;," calcext:value-type="string">
            <text:p>"Bhutan",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/>
          <table:table-cell table:formula="of:=CONCATENATE([.B21]; &quot;,&quot;)" office:value-type="string" office:string-value="591," calcext:value-type="string">
            <text:p>591,</text:p>
          </table:table-cell>
          <table:table-cell table:formula="of:=CONCATENATE(&quot;&quot;&quot;&quot;;[.C21]; &quot;&quot;&quot;&quot;; &quot;,&quot;)" office:value-type="string" office:string-value="&quot;BO&quot;," calcext:value-type="string">
            <text:p>"BO",</text:p>
          </table:table-cell>
          <table:table-cell table:formula="of:=CONCATENATE(&quot;&quot;&quot;&quot;;[.D21]; &quot;&quot;&quot;&quot;; &quot;,&quot;)" office:value-type="string" office:string-value="&quot;Bolivia&quot;," calcext:value-type="string">
            <text:p>"Bolivia",</text:p>
          </table:table-cell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- Herzegovina</text:p>
          </table:table-cell>
          <table:table-cell/>
          <table:table-cell table:formula="of:=CONCATENATE([.B22]; &quot;,&quot;)" office:value-type="string" office:string-value="387," calcext:value-type="string">
            <text:p>387,</text:p>
          </table:table-cell>
          <table:table-cell table:formula="of:=CONCATENATE(&quot;&quot;&quot;&quot;;[.C22]; &quot;&quot;&quot;&quot;; &quot;,&quot;)" office:value-type="string" office:string-value="&quot;BA&quot;," calcext:value-type="string">
            <text:p>"BA",</text:p>
          </table:table-cell>
          <table:table-cell table:formula="of:=CONCATENATE(&quot;&quot;&quot;&quot;;[.D22]; &quot;&quot;&quot;&quot;; &quot;,&quot;)" office:value-type="string" office:string-value="&quot;Bosnia - Herzegovina&quot;," calcext:value-type="string">
            <text:p>"Bosnia - Herzegovina",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/>
          <table:table-cell table:formula="of:=CONCATENATE([.B23]; &quot;,&quot;)" office:value-type="string" office:string-value="267," calcext:value-type="string">
            <text:p>267,</text:p>
          </table:table-cell>
          <table:table-cell table:formula="of:=CONCATENATE(&quot;&quot;&quot;&quot;;[.C23]; &quot;&quot;&quot;&quot;; &quot;,&quot;)" office:value-type="string" office:string-value="&quot;BW&quot;," calcext:value-type="string">
            <text:p>"BW",</text:p>
          </table:table-cell>
          <table:table-cell table:formula="of:=CONCATENATE(&quot;&quot;&quot;&quot;;[.D23]; &quot;&quot;&quot;&quot;; &quot;,&quot;)" office:value-type="string" office:string-value="&quot;Botswana&quot;," calcext:value-type="string">
            <text:p>"Botswana",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/>
          <table:table-cell table:formula="of:=CONCATENATE([.B24]; &quot;,&quot;)" office:value-type="string" office:string-value="55," calcext:value-type="string">
            <text:p>55,</text:p>
          </table:table-cell>
          <table:table-cell table:formula="of:=CONCATENATE(&quot;&quot;&quot;&quot;;[.C24]; &quot;&quot;&quot;&quot;; &quot;,&quot;)" office:value-type="string" office:string-value="&quot;BR&quot;," calcext:value-type="string">
            <text:p>"BR",</text:p>
          </table:table-cell>
          <table:table-cell table:formula="of:=CONCATENATE(&quot;&quot;&quot;&quot;;[.D24]; &quot;&quot;&quot;&quot;; &quot;,&quot;)" office:value-type="string" office:string-value="&quot;Brazil&quot;," calcext:value-type="string">
            <text:p>"Brazil",</text:p>
          </table:table-cell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/>
          <table:table-cell table:formula="of:=CONCATENATE([.B25]; &quot;,&quot;)" office:value-type="string" office:string-value="673," calcext:value-type="string">
            <text:p>673,</text:p>
          </table:table-cell>
          <table:table-cell table:formula="of:=CONCATENATE(&quot;&quot;&quot;&quot;;[.C25]; &quot;&quot;&quot;&quot;; &quot;,&quot;)" office:value-type="string" office:string-value="&quot;BN&quot;," calcext:value-type="string">
            <text:p>"BN",</text:p>
          </table:table-cell>
          <table:table-cell table:formula="of:=CONCATENATE(&quot;&quot;&quot;&quot;;[.D25]; &quot;&quot;&quot;&quot;; &quot;,&quot;)" office:value-type="string" office:string-value="&quot;Brunei Darussalam&quot;," calcext:value-type="string">
            <text:p>"Brunei Darussalam",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/>
          <table:table-cell table:formula="of:=CONCATENATE([.B26]; &quot;,&quot;)" office:value-type="string" office:string-value="359," calcext:value-type="string">
            <text:p>359,</text:p>
          </table:table-cell>
          <table:table-cell table:formula="of:=CONCATENATE(&quot;&quot;&quot;&quot;;[.C26]; &quot;&quot;&quot;&quot;; &quot;,&quot;)" office:value-type="string" office:string-value="&quot;BG&quot;," calcext:value-type="string">
            <text:p>"BG",</text:p>
          </table:table-cell>
          <table:table-cell table:formula="of:=CONCATENATE(&quot;&quot;&quot;&quot;;[.D26]; &quot;&quot;&quot;&quot;; &quot;,&quot;)" office:value-type="string" office:string-value="&quot;Bulgaria&quot;," calcext:value-type="string">
            <text:p>"Bulgaria",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/>
          <table:table-cell table:formula="of:=CONCATENATE([.B27]; &quot;,&quot;)" office:value-type="string" office:string-value="226," calcext:value-type="string">
            <text:p>226,</text:p>
          </table:table-cell>
          <table:table-cell table:formula="of:=CONCATENATE(&quot;&quot;&quot;&quot;;[.C27]; &quot;&quot;&quot;&quot;; &quot;,&quot;)" office:value-type="string" office:string-value="&quot;BF&quot;," calcext:value-type="string">
            <text:p>"BF",</text:p>
          </table:table-cell>
          <table:table-cell table:formula="of:=CONCATENATE(&quot;&quot;&quot;&quot;;[.D27]; &quot;&quot;&quot;&quot;; &quot;,&quot;)" office:value-type="string" office:string-value="&quot;Burkina Faso&quot;," calcext:value-type="string">
            <text:p>"Burkina Faso",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/>
          <table:table-cell table:formula="of:=CONCATENATE([.B28]; &quot;,&quot;)" office:value-type="string" office:string-value="257," calcext:value-type="string">
            <text:p>257,</text:p>
          </table:table-cell>
          <table:table-cell table:formula="of:=CONCATENATE(&quot;&quot;&quot;&quot;;[.C28]; &quot;&quot;&quot;&quot;; &quot;,&quot;)" office:value-type="string" office:string-value="&quot;BI&quot;," calcext:value-type="string">
            <text:p>"BI",</text:p>
          </table:table-cell>
          <table:table-cell table:formula="of:=CONCATENATE(&quot;&quot;&quot;&quot;;[.D28]; &quot;&quot;&quot;&quot;; &quot;,&quot;)" office:value-type="string" office:string-value="&quot;Burundi&quot;," calcext:value-type="string">
            <text:p>"Burundi",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/>
          <table:table-cell table:formula="of:=CONCATENATE([.B29]; &quot;,&quot;)" office:value-type="string" office:string-value="855," calcext:value-type="string">
            <text:p>855,</text:p>
          </table:table-cell>
          <table:table-cell table:formula="of:=CONCATENATE(&quot;&quot;&quot;&quot;;[.C29]; &quot;&quot;&quot;&quot;; &quot;,&quot;)" office:value-type="string" office:string-value="&quot;KH&quot;," calcext:value-type="string">
            <text:p>"KH",</text:p>
          </table:table-cell>
          <table:table-cell table:formula="of:=CONCATENATE(&quot;&quot;&quot;&quot;;[.D29]; &quot;&quot;&quot;&quot;; &quot;,&quot;)" office:value-type="string" office:string-value="&quot;Cambodia&quot;," calcext:value-type="string">
            <text:p>"Cambodia",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/>
          <table:table-cell table:formula="of:=CONCATENATE([.B30]; &quot;,&quot;)" office:value-type="string" office:string-value="237," calcext:value-type="string">
            <text:p>237,</text:p>
          </table:table-cell>
          <table:table-cell table:formula="of:=CONCATENATE(&quot;&quot;&quot;&quot;;[.C30]; &quot;&quot;&quot;&quot;; &quot;,&quot;)" office:value-type="string" office:string-value="&quot;CM&quot;," calcext:value-type="string">
            <text:p>"CM",</text:p>
          </table:table-cell>
          <table:table-cell table:formula="of:=CONCATENATE(&quot;&quot;&quot;&quot;;[.D30]; &quot;&quot;&quot;&quot;; &quot;,&quot;)" office:value-type="string" office:string-value="&quot;Cameroon&quot;," calcext:value-type="string">
            <text:p>"Cameroon"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Canada</text:p>
          </table:table-cell>
          <table:table-cell/>
          <table:table-cell table:formula="of:=CONCATENATE([.B31]; &quot;,&quot;)" office:value-type="string" office:string-value="1," calcext:value-type="string">
            <text:p>1,</text:p>
          </table:table-cell>
          <table:table-cell table:formula="of:=CONCATENATE(&quot;&quot;&quot;&quot;;[.C31]; &quot;&quot;&quot;&quot;; &quot;,&quot;)" office:value-type="string" office:string-value="&quot;CA&quot;," calcext:value-type="string">
            <text:p>"CA",</text:p>
          </table:table-cell>
          <table:table-cell table:formula="of:=CONCATENATE(&quot;&quot;&quot;&quot;;[.D31]; &quot;&quot;&quot;&quot;; &quot;,&quot;)" office:value-type="string" office:string-value="&quot;Canada&quot;," calcext:value-type="string">
            <text:p>"Canada",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/>
          <table:table-cell table:formula="of:=CONCATENATE([.B32]; &quot;,&quot;)" office:value-type="string" office:string-value="238," calcext:value-type="string">
            <text:p>238,</text:p>
          </table:table-cell>
          <table:table-cell table:formula="of:=CONCATENATE(&quot;&quot;&quot;&quot;;[.C32]; &quot;&quot;&quot;&quot;; &quot;,&quot;)" office:value-type="string" office:string-value="&quot;CV&quot;," calcext:value-type="string">
            <text:p>"CV",</text:p>
          </table:table-cell>
          <table:table-cell table:formula="of:=CONCATENATE(&quot;&quot;&quot;&quot;;[.D32]; &quot;&quot;&quot;&quot;; &quot;,&quot;)" office:value-type="string" office:string-value="&quot;Cape Verde&quot;," calcext:value-type="string">
            <text:p>"Cape Verde",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.</text:p>
          </table:table-cell>
          <table:table-cell/>
          <table:table-cell table:formula="of:=CONCATENATE([.B33]; &quot;,&quot;)" office:value-type="string" office:string-value="236," calcext:value-type="string">
            <text:p>236,</text:p>
          </table:table-cell>
          <table:table-cell table:formula="of:=CONCATENATE(&quot;&quot;&quot;&quot;;[.C33]; &quot;&quot;&quot;&quot;; &quot;,&quot;)" office:value-type="string" office:string-value="&quot;CF&quot;," calcext:value-type="string">
            <text:p>"CF",</text:p>
          </table:table-cell>
          <table:table-cell table:formula="of:=CONCATENATE(&quot;&quot;&quot;&quot;;[.D33]; &quot;&quot;&quot;&quot;; &quot;,&quot;)" office:value-type="string" office:string-value="&quot;Central African Rep.&quot;," calcext:value-type="string">
            <text:p>"Central African Rep.",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/>
          <table:table-cell table:formula="of:=CONCATENATE([.B34]; &quot;,&quot;)" office:value-type="string" office:string-value="235," calcext:value-type="string">
            <text:p>235,</text:p>
          </table:table-cell>
          <table:table-cell table:formula="of:=CONCATENATE(&quot;&quot;&quot;&quot;;[.C34]; &quot;&quot;&quot;&quot;; &quot;,&quot;)" office:value-type="string" office:string-value="&quot;TD&quot;," calcext:value-type="string">
            <text:p>"TD",</text:p>
          </table:table-cell>
          <table:table-cell table:formula="of:=CONCATENATE(&quot;&quot;&quot;&quot;;[.D34]; &quot;&quot;&quot;&quot;; &quot;,&quot;)" office:value-type="string" office:string-value="&quot;Chad&quot;," calcext:value-type="string">
            <text:p>"Chad",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/>
          <table:table-cell table:formula="of:=CONCATENATE([.B35]; &quot;,&quot;)" office:value-type="string" office:string-value="56," calcext:value-type="string">
            <text:p>56,</text:p>
          </table:table-cell>
          <table:table-cell table:formula="of:=CONCATENATE(&quot;&quot;&quot;&quot;;[.C35]; &quot;&quot;&quot;&quot;; &quot;,&quot;)" office:value-type="string" office:string-value="&quot;CL&quot;," calcext:value-type="string">
            <text:p>"CL",</text:p>
          </table:table-cell>
          <table:table-cell table:formula="of:=CONCATENATE(&quot;&quot;&quot;&quot;;[.D35]; &quot;&quot;&quot;&quot;; &quot;,&quot;)" office:value-type="string" office:string-value="&quot;Chile&quot;," calcext:value-type="string">
            <text:p>"Chile",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/>
          <table:table-cell table:formula="of:=CONCATENATE([.B36]; &quot;,&quot;)" office:value-type="string" office:string-value="86," calcext:value-type="string">
            <text:p>86,</text:p>
          </table:table-cell>
          <table:table-cell table:formula="of:=CONCATENATE(&quot;&quot;&quot;&quot;;[.C36]; &quot;&quot;&quot;&quot;; &quot;,&quot;)" office:value-type="string" office:string-value="&quot;CN&quot;," calcext:value-type="string">
            <text:p>"CN",</text:p>
          </table:table-cell>
          <table:table-cell table:formula="of:=CONCATENATE(&quot;&quot;&quot;&quot;;[.D36]; &quot;&quot;&quot;&quot;; &quot;,&quot;)" office:value-type="string" office:string-value="&quot;China&quot;," calcext:value-type="string">
            <text:p>"China",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/>
          <table:table-cell table:formula="of:=CONCATENATE([.B37]; &quot;,&quot;)" office:value-type="string" office:string-value="57," calcext:value-type="string">
            <text:p>57,</text:p>
          </table:table-cell>
          <table:table-cell table:formula="of:=CONCATENATE(&quot;&quot;&quot;&quot;;[.C37]; &quot;&quot;&quot;&quot;; &quot;,&quot;)" office:value-type="string" office:string-value="&quot;CO&quot;," calcext:value-type="string">
            <text:p>"CO",</text:p>
          </table:table-cell>
          <table:table-cell table:formula="of:=CONCATENATE(&quot;&quot;&quot;&quot;;[.D37]; &quot;&quot;&quot;&quot;; &quot;,&quot;)" office:value-type="string" office:string-value="&quot;Colombia&quot;," calcext:value-type="string">
            <text:p>"Colombia",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M</text:p>
          </table:table-cell>
          <table:table-cell table:style-name="ce2" office:value-type="string" calcext:value-type="string">
            <text:p>Comoros (only)</text:p>
          </table:table-cell>
          <table:table-cell/>
          <table:table-cell table:formula="of:=CONCATENATE([.B38]; &quot;,&quot;)" office:value-type="string" office:string-value="269," calcext:value-type="string">
            <text:p>269,</text:p>
          </table:table-cell>
          <table:table-cell table:formula="of:=CONCATENATE(&quot;&quot;&quot;&quot;;[.C38]; &quot;&quot;&quot;&quot;; &quot;,&quot;)" office:value-type="string" office:string-value="&quot;KM&quot;," calcext:value-type="string">
            <text:p>"KM",</text:p>
          </table:table-cell>
          <table:table-cell table:formula="of:=CONCATENATE(&quot;&quot;&quot;&quot;;[.D38]; &quot;&quot;&quot;&quot;; &quot;,&quot;)" office:value-type="string" office:string-value="&quot;Comoros (only)&quot;," calcext:value-type="string">
            <text:p>"Comoros (only)",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ngo (Brazzaville)</text:p>
          </table:table-cell>
          <table:table-cell/>
          <table:table-cell table:formula="of:=CONCATENATE([.B39]; &quot;,&quot;)" office:value-type="string" office:string-value="242," calcext:value-type="string">
            <text:p>242,</text:p>
          </table:table-cell>
          <table:table-cell table:formula="of:=CONCATENATE(&quot;&quot;&quot;&quot;;[.C39]; &quot;&quot;&quot;&quot;; &quot;,&quot;)" office:value-type="string" office:string-value="&quot;CG&quot;," calcext:value-type="string">
            <text:p>"CG",</text:p>
          </table:table-cell>
          <table:table-cell table:formula="of:=CONCATENATE(&quot;&quot;&quot;&quot;;[.D39]; &quot;&quot;&quot;&quot;; &quot;,&quot;)" office:value-type="string" office:string-value="&quot;Congo (Brazzaville)&quot;," calcext:value-type="string">
            <text:p>"Congo (Brazzaville)",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/>
          <table:table-cell table:formula="of:=CONCATENATE([.B40]; &quot;,&quot;)" office:value-type="string" office:string-value="682," calcext:value-type="string">
            <text:p>682,</text:p>
          </table:table-cell>
          <table:table-cell table:formula="of:=CONCATENATE(&quot;&quot;&quot;&quot;;[.C40]; &quot;&quot;&quot;&quot;; &quot;,&quot;)" office:value-type="string" office:string-value="&quot;CK&quot;," calcext:value-type="string">
            <text:p>"CK",</text:p>
          </table:table-cell>
          <table:table-cell table:formula="of:=CONCATENATE(&quot;&quot;&quot;&quot;;[.D40]; &quot;&quot;&quot;&quot;; &quot;,&quot;)" office:value-type="string" office:string-value="&quot;Cook Islands&quot;," calcext:value-type="string">
            <text:p>"Cook Islands",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/>
          <table:table-cell table:formula="of:=CONCATENATE([.B41]; &quot;,&quot;)" office:value-type="string" office:string-value="506," calcext:value-type="string">
            <text:p>506,</text:p>
          </table:table-cell>
          <table:table-cell table:formula="of:=CONCATENATE(&quot;&quot;&quot;&quot;;[.C41]; &quot;&quot;&quot;&quot;; &quot;,&quot;)" office:value-type="string" office:string-value="&quot;CR&quot;," calcext:value-type="string">
            <text:p>"CR",</text:p>
          </table:table-cell>
          <table:table-cell table:formula="of:=CONCATENATE(&quot;&quot;&quot;&quot;;[.D41]; &quot;&quot;&quot;&quot;; &quot;,&quot;)" office:value-type="string" office:string-value="&quot;Costa Rica&quot;," calcext:value-type="string">
            <text:p>"Costa Rica",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/>
          <table:table-cell table:formula="of:=CONCATENATE([.B42]; &quot;,&quot;)" office:value-type="string" office:string-value="385," calcext:value-type="string">
            <text:p>385,</text:p>
          </table:table-cell>
          <table:table-cell table:formula="of:=CONCATENATE(&quot;&quot;&quot;&quot;;[.C42]; &quot;&quot;&quot;&quot;; &quot;,&quot;)" office:value-type="string" office:string-value="&quot;HR&quot;," calcext:value-type="string">
            <text:p>"HR",</text:p>
          </table:table-cell>
          <table:table-cell table:formula="of:=CONCATENATE(&quot;&quot;&quot;&quot;;[.D42]; &quot;&quot;&quot;&quot;; &quot;,&quot;)" office:value-type="string" office:string-value="&quot;Croatia&quot;," calcext:value-type="string">
            <text:p>"Croatia",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/>
          <table:table-cell table:formula="of:=CONCATENATE([.B43]; &quot;,&quot;)" office:value-type="string" office:string-value="53," calcext:value-type="string">
            <text:p>53,</text:p>
          </table:table-cell>
          <table:table-cell table:formula="of:=CONCATENATE(&quot;&quot;&quot;&quot;;[.C43]; &quot;&quot;&quot;&quot;; &quot;,&quot;)" office:value-type="string" office:string-value="&quot;CU&quot;," calcext:value-type="string">
            <text:p>"CU",</text:p>
          </table:table-cell>
          <table:table-cell table:formula="of:=CONCATENATE(&quot;&quot;&quot;&quot;;[.D43]; &quot;&quot;&quot;&quot;; &quot;,&quot;)" office:value-type="string" office:string-value="&quot;Cuba&quot;," calcext:value-type="string">
            <text:p>"Cuba",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/>
          <table:table-cell table:formula="of:=CONCATENATE([.B44]; &quot;,&quot;)" office:value-type="string" office:string-value="357," calcext:value-type="string">
            <text:p>357,</text:p>
          </table:table-cell>
          <table:table-cell table:formula="of:=CONCATENATE(&quot;&quot;&quot;&quot;;[.C44]; &quot;&quot;&quot;&quot;; &quot;,&quot;)" office:value-type="string" office:string-value="&quot;CY&quot;," calcext:value-type="string">
            <text:p>"CY",</text:p>
          </table:table-cell>
          <table:table-cell table:formula="of:=CONCATENATE(&quot;&quot;&quot;&quot;;[.D44]; &quot;&quot;&quot;&quot;; &quot;,&quot;)" office:value-type="string" office:string-value="&quot;Cyprus&quot;," calcext:value-type="string">
            <text:p>"Cyprus",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/>
          <table:table-cell table:formula="of:=CONCATENATE([.B45]; &quot;,&quot;)" office:value-type="string" office:string-value="420," calcext:value-type="string">
            <text:p>420,</text:p>
          </table:table-cell>
          <table:table-cell table:formula="of:=CONCATENATE(&quot;&quot;&quot;&quot;;[.C45]; &quot;&quot;&quot;&quot;; &quot;,&quot;)" office:value-type="string" office:string-value="&quot;CZ&quot;," calcext:value-type="string">
            <text:p>"CZ",</text:p>
          </table:table-cell>
          <table:table-cell table:formula="of:=CONCATENATE(&quot;&quot;&quot;&quot;;[.D45]; &quot;&quot;&quot;&quot;; &quot;,&quot;)" office:value-type="string" office:string-value="&quot;Czech Republic&quot;," calcext:value-type="string">
            <text:p>"Czech Republic",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Dem. Rep. Congo</text:p>
          </table:table-cell>
          <table:table-cell/>
          <table:table-cell table:formula="of:=CONCATENATE([.B46]; &quot;,&quot;)" office:value-type="string" office:string-value="243," calcext:value-type="string">
            <text:p>243,</text:p>
          </table:table-cell>
          <table:table-cell table:formula="of:=CONCATENATE(&quot;&quot;&quot;&quot;;[.C46]; &quot;&quot;&quot;&quot;; &quot;,&quot;)" office:value-type="string" office:string-value="&quot;CD&quot;," calcext:value-type="string">
            <text:p>"CD",</text:p>
          </table:table-cell>
          <table:table-cell table:formula="of:=CONCATENATE(&quot;&quot;&quot;&quot;;[.D46]; &quot;&quot;&quot;&quot;; &quot;,&quot;)" office:value-type="string" office:string-value="&quot;Dem. Rep. Congo&quot;," calcext:value-type="string">
            <text:p>"Dem. Rep. Congo"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/>
          <table:table-cell table:formula="of:=CONCATENATE([.B47]; &quot;,&quot;)" office:value-type="string" office:string-value="45," calcext:value-type="string">
            <text:p>45,</text:p>
          </table:table-cell>
          <table:table-cell table:formula="of:=CONCATENATE(&quot;&quot;&quot;&quot;;[.C47]; &quot;&quot;&quot;&quot;; &quot;,&quot;)" office:value-type="string" office:string-value="&quot;DK&quot;," calcext:value-type="string">
            <text:p>"DK",</text:p>
          </table:table-cell>
          <table:table-cell table:formula="of:=CONCATENATE(&quot;&quot;&quot;&quot;;[.D47]; &quot;&quot;&quot;&quot;; &quot;,&quot;)" office:value-type="string" office:string-value="&quot;Denmark&quot;," calcext:value-type="string">
            <text:p>"Denmark",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iego Garcia</text:p>
          </table:table-cell>
          <table:table-cell/>
          <table:table-cell table:formula="of:=CONCATENATE([.B48]; &quot;,&quot;)" office:value-type="string" office:string-value="246," calcext:value-type="string">
            <text:p>246,</text:p>
          </table:table-cell>
          <table:table-cell table:formula="of:=CONCATENATE(&quot;&quot;&quot;&quot;;[.C48]; &quot;&quot;&quot;&quot;; &quot;,&quot;)" office:value-type="string" office:string-value="&quot;IO&quot;," calcext:value-type="string">
            <text:p>"IO",</text:p>
          </table:table-cell>
          <table:table-cell table:formula="of:=CONCATENATE(&quot;&quot;&quot;&quot;;[.D48]; &quot;&quot;&quot;&quot;; &quot;,&quot;)" office:value-type="string" office:string-value="&quot;Diego Garcia&quot;," calcext:value-type="string">
            <text:p>"Diego Garcia",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/>
          <table:table-cell table:formula="of:=CONCATENATE([.B49]; &quot;,&quot;)" office:value-type="string" office:string-value="253," calcext:value-type="string">
            <text:p>253,</text:p>
          </table:table-cell>
          <table:table-cell table:formula="of:=CONCATENATE(&quot;&quot;&quot;&quot;;[.C49]; &quot;&quot;&quot;&quot;; &quot;,&quot;)" office:value-type="string" office:string-value="&quot;DJ&quot;," calcext:value-type="string">
            <text:p>"DJ",</text:p>
          </table:table-cell>
          <table:table-cell table:formula="of:=CONCATENATE(&quot;&quot;&quot;&quot;;[.D49]; &quot;&quot;&quot;&quot;; &quot;,&quot;)" office:value-type="string" office:string-value="&quot;Djibouti&quot;," calcext:value-type="string">
            <text:p>"Djibouti",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/>
          <table:table-cell table:formula="of:=CONCATENATE([.B50]; &quot;,&quot;)" office:value-type="string" office:string-value="593," calcext:value-type="string">
            <text:p>593,</text:p>
          </table:table-cell>
          <table:table-cell table:formula="of:=CONCATENATE(&quot;&quot;&quot;&quot;;[.C50]; &quot;&quot;&quot;&quot;; &quot;,&quot;)" office:value-type="string" office:string-value="&quot;EC&quot;," calcext:value-type="string">
            <text:p>"EC",</text:p>
          </table:table-cell>
          <table:table-cell table:formula="of:=CONCATENATE(&quot;&quot;&quot;&quot;;[.D50]; &quot;&quot;&quot;&quot;; &quot;,&quot;)" office:value-type="string" office:string-value="&quot;Ecuador&quot;," calcext:value-type="string">
            <text:p>"Ecuador",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/>
          <table:table-cell table:formula="of:=CONCATENATE([.B51]; &quot;,&quot;)" office:value-type="string" office:string-value="20," calcext:value-type="string">
            <text:p>20,</text:p>
          </table:table-cell>
          <table:table-cell table:formula="of:=CONCATENATE(&quot;&quot;&quot;&quot;;[.C51]; &quot;&quot;&quot;&quot;; &quot;,&quot;)" office:value-type="string" office:string-value="&quot;EG&quot;," calcext:value-type="string">
            <text:p>"EG",</text:p>
          </table:table-cell>
          <table:table-cell table:formula="of:=CONCATENATE(&quot;&quot;&quot;&quot;;[.D51]; &quot;&quot;&quot;&quot;; &quot;,&quot;)" office:value-type="string" office:string-value="&quot;Egypt&quot;," calcext:value-type="string">
            <text:p>"Egypt",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/>
          <table:table-cell table:formula="of:=CONCATENATE([.B52]; &quot;,&quot;)" office:value-type="string" office:string-value="503," calcext:value-type="string">
            <text:p>503,</text:p>
          </table:table-cell>
          <table:table-cell table:formula="of:=CONCATENATE(&quot;&quot;&quot;&quot;;[.C52]; &quot;&quot;&quot;&quot;; &quot;,&quot;)" office:value-type="string" office:string-value="&quot;SV&quot;," calcext:value-type="string">
            <text:p>"SV",</text:p>
          </table:table-cell>
          <table:table-cell table:formula="of:=CONCATENATE(&quot;&quot;&quot;&quot;;[.D52]; &quot;&quot;&quot;&quot;; &quot;,&quot;)" office:value-type="string" office:string-value="&quot;El Salvador&quot;," calcext:value-type="string">
            <text:p>"El Salvador",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/>
          <table:table-cell table:formula="of:=CONCATENATE([.B53]; &quot;,&quot;)" office:value-type="string" office:string-value="240," calcext:value-type="string">
            <text:p>240,</text:p>
          </table:table-cell>
          <table:table-cell table:formula="of:=CONCATENATE(&quot;&quot;&quot;&quot;;[.C53]; &quot;&quot;&quot;&quot;; &quot;,&quot;)" office:value-type="string" office:string-value="&quot;GQ&quot;," calcext:value-type="string">
            <text:p>"GQ",</text:p>
          </table:table-cell>
          <table:table-cell table:formula="of:=CONCATENATE(&quot;&quot;&quot;&quot;;[.D53]; &quot;&quot;&quot;&quot;; &quot;,&quot;)" office:value-type="string" office:string-value="&quot;Equatorial Guinea&quot;," calcext:value-type="string">
            <text:p>"Equatorial Guinea",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/>
          <table:table-cell table:formula="of:=CONCATENATE([.B54]; &quot;,&quot;)" office:value-type="string" office:string-value="291," calcext:value-type="string">
            <text:p>291,</text:p>
          </table:table-cell>
          <table:table-cell table:formula="of:=CONCATENATE(&quot;&quot;&quot;&quot;;[.C54]; &quot;&quot;&quot;&quot;; &quot;,&quot;)" office:value-type="string" office:string-value="&quot;ER&quot;," calcext:value-type="string">
            <text:p>"ER",</text:p>
          </table:table-cell>
          <table:table-cell table:formula="of:=CONCATENATE(&quot;&quot;&quot;&quot;;[.D54]; &quot;&quot;&quot;&quot;; &quot;,&quot;)" office:value-type="string" office:string-value="&quot;Eritrea&quot;," calcext:value-type="string">
            <text:p>"Eritrea",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/>
          <table:table-cell table:formula="of:=CONCATENATE([.B55]; &quot;,&quot;)" office:value-type="string" office:string-value="372," calcext:value-type="string">
            <text:p>372,</text:p>
          </table:table-cell>
          <table:table-cell table:formula="of:=CONCATENATE(&quot;&quot;&quot;&quot;;[.C55]; &quot;&quot;&quot;&quot;; &quot;,&quot;)" office:value-type="string" office:string-value="&quot;EE&quot;," calcext:value-type="string">
            <text:p>"EE",</text:p>
          </table:table-cell>
          <table:table-cell table:formula="of:=CONCATENATE(&quot;&quot;&quot;&quot;;[.D55]; &quot;&quot;&quot;&quot;; &quot;,&quot;)" office:value-type="string" office:string-value="&quot;Estonia&quot;," calcext:value-type="string">
            <text:p>"Estonia",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/>
          <table:table-cell table:formula="of:=CONCATENATE([.B56]; &quot;,&quot;)" office:value-type="string" office:string-value="251," calcext:value-type="string">
            <text:p>251,</text:p>
          </table:table-cell>
          <table:table-cell table:formula="of:=CONCATENATE(&quot;&quot;&quot;&quot;;[.C56]; &quot;&quot;&quot;&quot;; &quot;,&quot;)" office:value-type="string" office:string-value="&quot;ET&quot;," calcext:value-type="string">
            <text:p>"ET",</text:p>
          </table:table-cell>
          <table:table-cell table:formula="of:=CONCATENATE(&quot;&quot;&quot;&quot;;[.D56]; &quot;&quot;&quot;&quot;; &quot;,&quot;)" office:value-type="string" office:string-value="&quot;Ethiopia&quot;," calcext:value-type="string">
            <text:p>"Ethiopia",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EU</text:p>
          </table:table-cell>
          <table:table-cell table:style-name="ce2" office:value-type="string" calcext:value-type="string">
            <text:p>European Numbers</text:p>
          </table:table-cell>
          <table:table-cell/>
          <table:table-cell table:formula="of:=CONCATENATE([.B57]; &quot;,&quot;)" office:value-type="string" office:string-value="388," calcext:value-type="string">
            <text:p>388,</text:p>
          </table:table-cell>
          <table:table-cell table:formula="of:=CONCATENATE(&quot;&quot;&quot;&quot;;[.C57]; &quot;&quot;&quot;&quot;; &quot;,&quot;)" office:value-type="string" office:string-value="&quot;EU&quot;," calcext:value-type="string">
            <text:p>"EU",</text:p>
          </table:table-cell>
          <table:table-cell table:formula="of:=CONCATENATE(&quot;&quot;&quot;&quot;;[.D57]; &quot;&quot;&quot;&quot;; &quot;,&quot;)" office:value-type="string" office:string-value="&quot;European Numbers&quot;," calcext:value-type="string">
            <text:p>"European Numbers",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</text:p>
          </table:table-cell>
          <table:table-cell/>
          <table:table-cell table:formula="of:=CONCATENATE([.B58]; &quot;,&quot;)" office:value-type="string" office:string-value="500," calcext:value-type="string">
            <text:p>500,</text:p>
          </table:table-cell>
          <table:table-cell table:formula="of:=CONCATENATE(&quot;&quot;&quot;&quot;;[.C58]; &quot;&quot;&quot;&quot;; &quot;,&quot;)" office:value-type="string" office:string-value="&quot;FK&quot;," calcext:value-type="string">
            <text:p>"FK",</text:p>
          </table:table-cell>
          <table:table-cell table:formula="of:=CONCATENATE(&quot;&quot;&quot;&quot;;[.D58]; &quot;&quot;&quot;&quot;; &quot;,&quot;)" office:value-type="string" office:string-value="&quot;Falkland Islands&quot;," calcext:value-type="string">
            <text:p>"Falkland Islands",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/>
          <table:table-cell table:formula="of:=CONCATENATE([.B59]; &quot;,&quot;)" office:value-type="string" office:string-value="298," calcext:value-type="string">
            <text:p>298,</text:p>
          </table:table-cell>
          <table:table-cell table:formula="of:=CONCATENATE(&quot;&quot;&quot;&quot;;[.C59]; &quot;&quot;&quot;&quot;; &quot;,&quot;)" office:value-type="string" office:string-value="&quot;FO&quot;," calcext:value-type="string">
            <text:p>"FO",</text:p>
          </table:table-cell>
          <table:table-cell table:formula="of:=CONCATENATE(&quot;&quot;&quot;&quot;;[.D59]; &quot;&quot;&quot;&quot;; &quot;,&quot;)" office:value-type="string" office:string-value="&quot;Faroe Islands&quot;," calcext:value-type="string">
            <text:p>"Faroe Islands",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/>
          <table:table-cell table:formula="of:=CONCATENATE([.B60]; &quot;,&quot;)" office:value-type="string" office:string-value="679," calcext:value-type="string">
            <text:p>679,</text:p>
          </table:table-cell>
          <table:table-cell table:formula="of:=CONCATENATE(&quot;&quot;&quot;&quot;;[.C60]; &quot;&quot;&quot;&quot;; &quot;,&quot;)" office:value-type="string" office:string-value="&quot;FJ&quot;," calcext:value-type="string">
            <text:p>"FJ",</text:p>
          </table:table-cell>
          <table:table-cell table:formula="of:=CONCATENATE(&quot;&quot;&quot;&quot;;[.D60]; &quot;&quot;&quot;&quot;; &quot;,&quot;)" office:value-type="string" office:string-value="&quot;Fiji&quot;," calcext:value-type="string">
            <text:p>"Fiji",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/>
          <table:table-cell table:formula="of:=CONCATENATE([.B61]; &quot;,&quot;)" office:value-type="string" office:string-value="358," calcext:value-type="string">
            <text:p>358,</text:p>
          </table:table-cell>
          <table:table-cell table:formula="of:=CONCATENATE(&quot;&quot;&quot;&quot;;[.C61]; &quot;&quot;&quot;&quot;; &quot;,&quot;)" office:value-type="string" office:string-value="&quot;FI&quot;," calcext:value-type="string">
            <text:p>"FI",</text:p>
          </table:table-cell>
          <table:table-cell table:formula="of:=CONCATENATE(&quot;&quot;&quot;&quot;;[.D61]; &quot;&quot;&quot;&quot;; &quot;,&quot;)" office:value-type="string" office:string-value="&quot;Finland&quot;," calcext:value-type="string">
            <text:p>"Finland",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/>
          <table:table-cell table:formula="of:=CONCATENATE([.B62]; &quot;,&quot;)" office:value-type="string" office:string-value="33," calcext:value-type="string">
            <text:p>33,</text:p>
          </table:table-cell>
          <table:table-cell table:formula="of:=CONCATENATE(&quot;&quot;&quot;&quot;;[.C62]; &quot;&quot;&quot;&quot;; &quot;,&quot;)" office:value-type="string" office:string-value="&quot;FR&quot;," calcext:value-type="string">
            <text:p>"FR",</text:p>
          </table:table-cell>
          <table:table-cell table:formula="of:=CONCATENATE(&quot;&quot;&quot;&quot;;[.D62]; &quot;&quot;&quot;&quot;; &quot;,&quot;)" office:value-type="string" office:string-value="&quot;France&quot;," calcext:value-type="string">
            <text:p>"France",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/>
          <table:table-cell table:style-name="ce2" office:value-type="string" calcext:value-type="string">
            <text:p>French Indian Ocean</text:p>
          </table:table-cell>
          <table:table-cell/>
          <table:table-cell table:formula="of:=CONCATENATE([.B63]; &quot;,&quot;)" office:value-type="string" office:string-value="262," calcext:value-type="string">
            <text:p>262,</text:p>
          </table:table-cell>
          <table:table-cell table:formula="of:=CONCATENATE(&quot;&quot;&quot;&quot;;[.C63]; &quot;&quot;&quot;&quot;; &quot;,&quot;)" office:value-type="string" office:string-value="&quot;&quot;," calcext:value-type="string">
            <text:p>"",</text:p>
          </table:table-cell>
          <table:table-cell table:formula="of:=CONCATENATE(&quot;&quot;&quot;&quot;;[.D63]; &quot;&quot;&quot;&quot;; &quot;,&quot;)" office:value-type="string" office:string-value="&quot;French Indian Ocean&quot;," calcext:value-type="string">
            <text:p>"French Indian Ocean",</text:p>
          </table:table-cell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/>
          <table:table-cell table:formula="of:=CONCATENATE([.B64]; &quot;,&quot;)" office:value-type="string" office:string-value="689," calcext:value-type="string">
            <text:p>689,</text:p>
          </table:table-cell>
          <table:table-cell table:formula="of:=CONCATENATE(&quot;&quot;&quot;&quot;;[.C64]; &quot;&quot;&quot;&quot;; &quot;,&quot;)" office:value-type="string" office:string-value="&quot;PF&quot;," calcext:value-type="string">
            <text:p>"PF",</text:p>
          </table:table-cell>
          <table:table-cell table:formula="of:=CONCATENATE(&quot;&quot;&quot;&quot;;[.D64]; &quot;&quot;&quot;&quot;; &quot;,&quot;)" office:value-type="string" office:string-value="&quot;French Polynesia&quot;," calcext:value-type="string">
            <text:p>"French Polynesia",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/>
          <table:table-cell table:formula="of:=CONCATENATE([.B65]; &quot;,&quot;)" office:value-type="string" office:string-value="241," calcext:value-type="string">
            <text:p>241,</text:p>
          </table:table-cell>
          <table:table-cell table:formula="of:=CONCATENATE(&quot;&quot;&quot;&quot;;[.C65]; &quot;&quot;&quot;&quot;; &quot;,&quot;)" office:value-type="string" office:string-value="&quot;GA&quot;," calcext:value-type="string">
            <text:p>"GA",</text:p>
          </table:table-cell>
          <table:table-cell table:formula="of:=CONCATENATE(&quot;&quot;&quot;&quot;;[.D65]; &quot;&quot;&quot;&quot;; &quot;,&quot;)" office:value-type="string" office:string-value="&quot;Gabon&quot;," calcext:value-type="string">
            <text:p>"Gabon",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/>
          <table:table-cell table:formula="of:=CONCATENATE([.B66]; &quot;,&quot;)" office:value-type="string" office:string-value="220," calcext:value-type="string">
            <text:p>220,</text:p>
          </table:table-cell>
          <table:table-cell table:formula="of:=CONCATENATE(&quot;&quot;&quot;&quot;;[.C66]; &quot;&quot;&quot;&quot;; &quot;,&quot;)" office:value-type="string" office:string-value="&quot;GM&quot;," calcext:value-type="string">
            <text:p>"GM",</text:p>
          </table:table-cell>
          <table:table-cell table:formula="of:=CONCATENATE(&quot;&quot;&quot;&quot;;[.D66]; &quot;&quot;&quot;&quot;; &quot;,&quot;)" office:value-type="string" office:string-value="&quot;Gambia&quot;," calcext:value-type="string">
            <text:p>"Gambia",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/>
          <table:table-cell table:formula="of:=CONCATENATE([.B67]; &quot;,&quot;)" office:value-type="string" office:string-value="995," calcext:value-type="string">
            <text:p>995,</text:p>
          </table:table-cell>
          <table:table-cell table:formula="of:=CONCATENATE(&quot;&quot;&quot;&quot;;[.C67]; &quot;&quot;&quot;&quot;; &quot;,&quot;)" office:value-type="string" office:string-value="&quot;GE&quot;," calcext:value-type="string">
            <text:p>"GE",</text:p>
          </table:table-cell>
          <table:table-cell table:formula="of:=CONCATENATE(&quot;&quot;&quot;&quot;;[.D67]; &quot;&quot;&quot;&quot;; &quot;,&quot;)" office:value-type="string" office:string-value="&quot;Georgia&quot;," calcext:value-type="string">
            <text:p>"Georgia",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/>
          <table:table-cell table:formula="of:=CONCATENATE([.B68]; &quot;,&quot;)" office:value-type="string" office:string-value="49," calcext:value-type="string">
            <text:p>49,</text:p>
          </table:table-cell>
          <table:table-cell table:formula="of:=CONCATENATE(&quot;&quot;&quot;&quot;;[.C68]; &quot;&quot;&quot;&quot;; &quot;,&quot;)" office:value-type="string" office:string-value="&quot;DE&quot;," calcext:value-type="string">
            <text:p>"DE",</text:p>
          </table:table-cell>
          <table:table-cell table:formula="of:=CONCATENATE(&quot;&quot;&quot;&quot;;[.D68]; &quot;&quot;&quot;&quot;; &quot;,&quot;)" office:value-type="string" office:string-value="&quot;Germany&quot;," calcext:value-type="string">
            <text:p>"Germany",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/>
          <table:table-cell table:formula="of:=CONCATENATE([.B69]; &quot;,&quot;)" office:value-type="string" office:string-value="233," calcext:value-type="string">
            <text:p>233,</text:p>
          </table:table-cell>
          <table:table-cell table:formula="of:=CONCATENATE(&quot;&quot;&quot;&quot;;[.C69]; &quot;&quot;&quot;&quot;; &quot;,&quot;)" office:value-type="string" office:string-value="&quot;GH&quot;," calcext:value-type="string">
            <text:p>"GH",</text:p>
          </table:table-cell>
          <table:table-cell table:formula="of:=CONCATENATE(&quot;&quot;&quot;&quot;;[.D69]; &quot;&quot;&quot;&quot;; &quot;,&quot;)" office:value-type="string" office:string-value="&quot;Ghana&quot;," calcext:value-type="string">
            <text:p>"Ghana",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/>
          <table:table-cell table:formula="of:=CONCATENATE([.B70]; &quot;,&quot;)" office:value-type="string" office:string-value="350," calcext:value-type="string">
            <text:p>350,</text:p>
          </table:table-cell>
          <table:table-cell table:formula="of:=CONCATENATE(&quot;&quot;&quot;&quot;;[.C70]; &quot;&quot;&quot;&quot;; &quot;,&quot;)" office:value-type="string" office:string-value="&quot;GI&quot;," calcext:value-type="string">
            <text:p>"GI",</text:p>
          </table:table-cell>
          <table:table-cell table:formula="of:=CONCATENATE(&quot;&quot;&quot;&quot;;[.D70]; &quot;&quot;&quot;&quot;; &quot;,&quot;)" office:value-type="string" office:string-value="&quot;Gibraltar&quot;," calcext:value-type="string">
            <text:p>"Gibraltar",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/>
          <table:table-cell table:formula="of:=CONCATENATE([.B71]; &quot;,&quot;)" office:value-type="string" office:string-value="30," calcext:value-type="string">
            <text:p>30,</text:p>
          </table:table-cell>
          <table:table-cell table:formula="of:=CONCATENATE(&quot;&quot;&quot;&quot;;[.C71]; &quot;&quot;&quot;&quot;; &quot;,&quot;)" office:value-type="string" office:string-value="&quot;GR&quot;," calcext:value-type="string">
            <text:p>"GR",</text:p>
          </table:table-cell>
          <table:table-cell table:formula="of:=CONCATENATE(&quot;&quot;&quot;&quot;;[.D71]; &quot;&quot;&quot;&quot;; &quot;,&quot;)" office:value-type="string" office:string-value="&quot;Greece&quot;," calcext:value-type="string">
            <text:p>"Greece",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GL</text:p>
          </table:table-cell>
          <table:table-cell table:style-name="ce2" office:value-type="string" calcext:value-type="string">
            <text:p>Greenland</text:p>
          </table:table-cell>
          <table:table-cell/>
          <table:table-cell table:formula="of:=CONCATENATE([.B72]; &quot;,&quot;)" office:value-type="string" office:string-value="299," calcext:value-type="string">
            <text:p>299,</text:p>
          </table:table-cell>
          <table:table-cell table:formula="of:=CONCATENATE(&quot;&quot;&quot;&quot;;[.C72]; &quot;&quot;&quot;&quot;; &quot;,&quot;)" office:value-type="string" office:string-value="&quot;GL&quot;," calcext:value-type="string">
            <text:p>"GL",</text:p>
          </table:table-cell>
          <table:table-cell table:formula="of:=CONCATENATE(&quot;&quot;&quot;&quot;;[.D72]; &quot;&quot;&quot;&quot;; &quot;,&quot;)" office:value-type="string" office:string-value="&quot;Greenland&quot;," calcext:value-type="string">
            <text:p>"Greenland",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  <table:table-cell/>
          <table:table-cell table:formula="of:=CONCATENATE([.B73]; &quot;,&quot;)" office:value-type="string" office:string-value="590," calcext:value-type="string">
            <text:p>590,</text:p>
          </table:table-cell>
          <table:table-cell table:formula="of:=CONCATENATE(&quot;&quot;&quot;&quot;;[.C73]; &quot;&quot;&quot;&quot;; &quot;,&quot;)" office:value-type="string" office:string-value="&quot;GP&quot;," calcext:value-type="string">
            <text:p>"GP",</text:p>
          </table:table-cell>
          <table:table-cell table:formula="of:=CONCATENATE(&quot;&quot;&quot;&quot;;[.D73]; &quot;&quot;&quot;&quot;; &quot;,&quot;)" office:value-type="string" office:string-value="&quot;Guadeloupe&quot;," calcext:value-type="string">
            <text:p>"Guadeloupe",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/>
          <table:table-cell table:formula="of:=CONCATENATE([.B74]; &quot;,&quot;)" office:value-type="string" office:string-value="502," calcext:value-type="string">
            <text:p>502,</text:p>
          </table:table-cell>
          <table:table-cell table:formula="of:=CONCATENATE(&quot;&quot;&quot;&quot;;[.C74]; &quot;&quot;&quot;&quot;; &quot;,&quot;)" office:value-type="string" office:string-value="&quot;GT&quot;," calcext:value-type="string">
            <text:p>"GT",</text:p>
          </table:table-cell>
          <table:table-cell table:formula="of:=CONCATENATE(&quot;&quot;&quot;&quot;;[.D74]; &quot;&quot;&quot;&quot;; &quot;,&quot;)" office:value-type="string" office:string-value="&quot;Guatemala&quot;," calcext:value-type="string">
            <text:p>"Guatemala",</text:p>
          </table:table-cell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iana (French)</text:p>
          </table:table-cell>
          <table:table-cell/>
          <table:table-cell table:formula="of:=CONCATENATE([.B75]; &quot;,&quot;)" office:value-type="string" office:string-value="594," calcext:value-type="string">
            <text:p>594,</text:p>
          </table:table-cell>
          <table:table-cell table:formula="of:=CONCATENATE(&quot;&quot;&quot;&quot;;[.C75]; &quot;&quot;&quot;&quot;; &quot;,&quot;)" office:value-type="string" office:string-value="&quot;GF&quot;," calcext:value-type="string">
            <text:p>"GF",</text:p>
          </table:table-cell>
          <table:table-cell table:formula="of:=CONCATENATE(&quot;&quot;&quot;&quot;;[.D75]; &quot;&quot;&quot;&quot;; &quot;,&quot;)" office:value-type="string" office:string-value="&quot;Guiana (French)&quot;," calcext:value-type="string">
            <text:p>"Guiana (French)",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/>
          <table:table-cell table:formula="of:=CONCATENATE([.B76]; &quot;,&quot;)" office:value-type="string" office:string-value="224," calcext:value-type="string">
            <text:p>224,</text:p>
          </table:table-cell>
          <table:table-cell table:formula="of:=CONCATENATE(&quot;&quot;&quot;&quot;;[.C76]; &quot;&quot;&quot;&quot;; &quot;,&quot;)" office:value-type="string" office:string-value="&quot;GN&quot;," calcext:value-type="string">
            <text:p>"GN",</text:p>
          </table:table-cell>
          <table:table-cell table:formula="of:=CONCATENATE(&quot;&quot;&quot;&quot;;[.D76]; &quot;&quot;&quot;&quot;; &quot;,&quot;)" office:value-type="string" office:string-value="&quot;Guinea&quot;," calcext:value-type="string">
            <text:p>"Guinea",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/>
          <table:table-cell table:formula="of:=CONCATENATE([.B77]; &quot;,&quot;)" office:value-type="string" office:string-value="245," calcext:value-type="string">
            <text:p>245,</text:p>
          </table:table-cell>
          <table:table-cell table:formula="of:=CONCATENATE(&quot;&quot;&quot;&quot;;[.C77]; &quot;&quot;&quot;&quot;; &quot;,&quot;)" office:value-type="string" office:string-value="&quot;GW&quot;," calcext:value-type="string">
            <text:p>"GW",</text:p>
          </table:table-cell>
          <table:table-cell table:formula="of:=CONCATENATE(&quot;&quot;&quot;&quot;;[.D77]; &quot;&quot;&quot;&quot;; &quot;,&quot;)" office:value-type="string" office:string-value="&quot;Guinea-Bissau&quot;," calcext:value-type="string">
            <text:p>"Guinea-Bissau",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/>
          <table:table-cell table:formula="of:=CONCATENATE([.B78]; &quot;,&quot;)" office:value-type="string" office:string-value="592," calcext:value-type="string">
            <text:p>592,</text:p>
          </table:table-cell>
          <table:table-cell table:formula="of:=CONCATENATE(&quot;&quot;&quot;&quot;;[.C78]; &quot;&quot;&quot;&quot;; &quot;,&quot;)" office:value-type="string" office:string-value="&quot;GY&quot;," calcext:value-type="string">
            <text:p>"GY",</text:p>
          </table:table-cell>
          <table:table-cell table:formula="of:=CONCATENATE(&quot;&quot;&quot;&quot;;[.D78]; &quot;&quot;&quot;&quot;; &quot;,&quot;)" office:value-type="string" office:string-value="&quot;Guyana&quot;," calcext:value-type="string">
            <text:p>"Guyana",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/>
          <table:table-cell table:formula="of:=CONCATENATE([.B79]; &quot;,&quot;)" office:value-type="string" office:string-value="509," calcext:value-type="string">
            <text:p>509,</text:p>
          </table:table-cell>
          <table:table-cell table:formula="of:=CONCATENATE(&quot;&quot;&quot;&quot;;[.C79]; &quot;&quot;&quot;&quot;; &quot;,&quot;)" office:value-type="string" office:string-value="&quot;HT&quot;," calcext:value-type="string">
            <text:p>"HT",</text:p>
          </table:table-cell>
          <table:table-cell table:formula="of:=CONCATENATE(&quot;&quot;&quot;&quot;;[.D79]; &quot;&quot;&quot;&quot;; &quot;,&quot;)" office:value-type="string" office:string-value="&quot;Haiti&quot;," calcext:value-type="string">
            <text:p>"Haiti",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/>
          <table:table-cell table:formula="of:=CONCATENATE([.B80]; &quot;,&quot;)" office:value-type="string" office:string-value="504," calcext:value-type="string">
            <text:p>504,</text:p>
          </table:table-cell>
          <table:table-cell table:formula="of:=CONCATENATE(&quot;&quot;&quot;&quot;;[.C80]; &quot;&quot;&quot;&quot;; &quot;,&quot;)" office:value-type="string" office:string-value="&quot;HN&quot;," calcext:value-type="string">
            <text:p>"HN",</text:p>
          </table:table-cell>
          <table:table-cell table:formula="of:=CONCATENATE(&quot;&quot;&quot;&quot;;[.D80]; &quot;&quot;&quot;&quot;; &quot;,&quot;)" office:value-type="string" office:string-value="&quot;Honduras&quot;," calcext:value-type="string">
            <text:p>"Honduras",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/>
          <table:table-cell table:style-name="ce2" office:value-type="string" calcext:value-type="string">
            <text:p>Hong Kong</text:p>
          </table:table-cell>
          <table:table-cell/>
          <table:table-cell table:formula="of:=CONCATENATE([.B81]; &quot;,&quot;)" office:value-type="string" office:string-value="852," calcext:value-type="string">
            <text:p>852,</text:p>
          </table:table-cell>
          <table:table-cell table:formula="of:=CONCATENATE(&quot;&quot;&quot;&quot;;[.C81]; &quot;&quot;&quot;&quot;; &quot;,&quot;)" office:value-type="string" office:string-value="&quot;&quot;," calcext:value-type="string">
            <text:p>"",</text:p>
          </table:table-cell>
          <table:table-cell table:formula="of:=CONCATENATE(&quot;&quot;&quot;&quot;;[.D81]; &quot;&quot;&quot;&quot;; &quot;,&quot;)" office:value-type="string" office:string-value="&quot;Hong Kong&quot;," calcext:value-type="string">
            <text:p>"Hong Kong"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/>
          <table:table-cell table:formula="of:=CONCATENATE([.B82]; &quot;,&quot;)" office:value-type="string" office:string-value="36," calcext:value-type="string">
            <text:p>36,</text:p>
          </table:table-cell>
          <table:table-cell table:formula="of:=CONCATENATE(&quot;&quot;&quot;&quot;;[.C82]; &quot;&quot;&quot;&quot;; &quot;,&quot;)" office:value-type="string" office:string-value="&quot;HU&quot;," calcext:value-type="string">
            <text:p>"HU",</text:p>
          </table:table-cell>
          <table:table-cell table:formula="of:=CONCATENATE(&quot;&quot;&quot;&quot;;[.D82]; &quot;&quot;&quot;&quot;; &quot;,&quot;)" office:value-type="string" office:string-value="&quot;Hungary&quot;," calcext:value-type="string">
            <text:p>"Hungary",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/>
          <table:table-cell table:formula="of:=CONCATENATE([.B83]; &quot;,&quot;)" office:value-type="string" office:string-value="354," calcext:value-type="string">
            <text:p>354,</text:p>
          </table:table-cell>
          <table:table-cell table:formula="of:=CONCATENATE(&quot;&quot;&quot;&quot;;[.C83]; &quot;&quot;&quot;&quot;; &quot;,&quot;)" office:value-type="string" office:string-value="&quot;IS&quot;," calcext:value-type="string">
            <text:p>"IS",</text:p>
          </table:table-cell>
          <table:table-cell table:formula="of:=CONCATENATE(&quot;&quot;&quot;&quot;;[.D83]; &quot;&quot;&quot;&quot;; &quot;,&quot;)" office:value-type="string" office:string-value="&quot;Iceland&quot;," calcext:value-type="string">
            <text:p>"Iceland",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/>
          <table:table-cell table:formula="of:=CONCATENATE([.B84]; &quot;,&quot;)" office:value-type="string" office:string-value="91," calcext:value-type="string">
            <text:p>91,</text:p>
          </table:table-cell>
          <table:table-cell table:formula="of:=CONCATENATE(&quot;&quot;&quot;&quot;;[.C84]; &quot;&quot;&quot;&quot;; &quot;,&quot;)" office:value-type="string" office:string-value="&quot;IN&quot;," calcext:value-type="string">
            <text:p>"IN",</text:p>
          </table:table-cell>
          <table:table-cell table:formula="of:=CONCATENATE(&quot;&quot;&quot;&quot;;[.D84]; &quot;&quot;&quot;&quot;; &quot;,&quot;)" office:value-type="string" office:string-value="&quot;India&quot;," calcext:value-type="string">
            <text:p>"India",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D</text:p>
          </table:table-cell>
          <table:table-cell table:style-name="ce5" office:value-type="string" calcext:value-type="string">
            <text:p>Indonesia</text:p>
          </table:table-cell>
          <table:table-cell/>
          <table:table-cell table:formula="of:=CONCATENATE([.B85]; &quot;,&quot;)" office:value-type="string" office:string-value="62," calcext:value-type="string">
            <text:p>62,</text:p>
          </table:table-cell>
          <table:table-cell table:formula="of:=CONCATENATE(&quot;&quot;&quot;&quot;;[.C85]; &quot;&quot;&quot;&quot;; &quot;,&quot;)" office:value-type="string" office:string-value="&quot;ID&quot;," calcext:value-type="string">
            <text:p>"ID",</text:p>
          </table:table-cell>
          <table:table-cell table:formula="of:=CONCATENATE(&quot;&quot;&quot;&quot;;[.D85]; &quot;&quot;&quot;&quot;; &quot;,&quot;)" office:value-type="string" office:string-value="&quot;Indonesia&quot;," calcext:value-type="string">
            <text:p>"Indonesia",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/>
          <table:table-cell table:formula="of:=CONCATENATE([.B86]; &quot;,&quot;)" office:value-type="string" office:string-value="98," calcext:value-type="string">
            <text:p>98,</text:p>
          </table:table-cell>
          <table:table-cell table:formula="of:=CONCATENATE(&quot;&quot;&quot;&quot;;[.C86]; &quot;&quot;&quot;&quot;; &quot;,&quot;)" office:value-type="string" office:string-value="&quot;IR&quot;," calcext:value-type="string">
            <text:p>"IR",</text:p>
          </table:table-cell>
          <table:table-cell table:formula="of:=CONCATENATE(&quot;&quot;&quot;&quot;;[.D86]; &quot;&quot;&quot;&quot;; &quot;,&quot;)" office:value-type="string" office:string-value="&quot;Iran&quot;," calcext:value-type="string">
            <text:p>"Iran",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/>
          <table:table-cell table:formula="of:=CONCATENATE([.B87]; &quot;,&quot;)" office:value-type="string" office:string-value="964," calcext:value-type="string">
            <text:p>964,</text:p>
          </table:table-cell>
          <table:table-cell table:formula="of:=CONCATENATE(&quot;&quot;&quot;&quot;;[.C87]; &quot;&quot;&quot;&quot;; &quot;,&quot;)" office:value-type="string" office:string-value="&quot;IQ&quot;," calcext:value-type="string">
            <text:p>"IQ",</text:p>
          </table:table-cell>
          <table:table-cell table:formula="of:=CONCATENATE(&quot;&quot;&quot;&quot;;[.D87]; &quot;&quot;&quot;&quot;; &quot;,&quot;)" office:value-type="string" office:string-value="&quot;Iraq&quot;," calcext:value-type="string">
            <text:p>"Iraq",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/>
          <table:table-cell table:formula="of:=CONCATENATE([.B88]; &quot;,&quot;)" office:value-type="string" office:string-value="353," calcext:value-type="string">
            <text:p>353,</text:p>
          </table:table-cell>
          <table:table-cell table:formula="of:=CONCATENATE(&quot;&quot;&quot;&quot;;[.C88]; &quot;&quot;&quot;&quot;; &quot;,&quot;)" office:value-type="string" office:string-value="&quot;IE&quot;," calcext:value-type="string">
            <text:p>"IE",</text:p>
          </table:table-cell>
          <table:table-cell table:formula="of:=CONCATENATE(&quot;&quot;&quot;&quot;;[.D88]; &quot;&quot;&quot;&quot;; &quot;,&quot;)" office:value-type="string" office:string-value="&quot;Ireland&quot;," calcext:value-type="string">
            <text:p>"Ireland",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/>
          <table:table-cell table:formula="of:=CONCATENATE([.B89]; &quot;,&quot;)" office:value-type="string" office:string-value="972," calcext:value-type="string">
            <text:p>972,</text:p>
          </table:table-cell>
          <table:table-cell table:formula="of:=CONCATENATE(&quot;&quot;&quot;&quot;;[.C89]; &quot;&quot;&quot;&quot;; &quot;,&quot;)" office:value-type="string" office:string-value="&quot;IL&quot;," calcext:value-type="string">
            <text:p>"IL",</text:p>
          </table:table-cell>
          <table:table-cell table:formula="of:=CONCATENATE(&quot;&quot;&quot;&quot;;[.D89]; &quot;&quot;&quot;&quot;; &quot;,&quot;)" office:value-type="string" office:string-value="&quot;Israel&quot;," calcext:value-type="string">
            <text:p>"Israel",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/>
          <table:table-cell table:formula="of:=CONCATENATE([.B90]; &quot;,&quot;)" office:value-type="string" office:string-value="39," calcext:value-type="string">
            <text:p>39,</text:p>
          </table:table-cell>
          <table:table-cell table:formula="of:=CONCATENATE(&quot;&quot;&quot;&quot;;[.C90]; &quot;&quot;&quot;&quot;; &quot;,&quot;)" office:value-type="string" office:string-value="&quot;IT&quot;," calcext:value-type="string">
            <text:p>"IT",</text:p>
          </table:table-cell>
          <table:table-cell table:formula="of:=CONCATENATE(&quot;&quot;&quot;&quot;;[.D90]; &quot;&quot;&quot;&quot;; &quot;,&quot;)" office:value-type="string" office:string-value="&quot;Italy&quot;," calcext:value-type="string">
            <text:p>"Italy",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Ivory Coast</text:p>
          </table:table-cell>
          <table:table-cell/>
          <table:table-cell table:formula="of:=CONCATENATE([.B91]; &quot;,&quot;)" office:value-type="string" office:string-value="225," calcext:value-type="string">
            <text:p>225,</text:p>
          </table:table-cell>
          <table:table-cell table:formula="of:=CONCATENATE(&quot;&quot;&quot;&quot;;[.C91]; &quot;&quot;&quot;&quot;; &quot;,&quot;)" office:value-type="string" office:string-value="&quot;CI&quot;," calcext:value-type="string">
            <text:p>"CI",</text:p>
          </table:table-cell>
          <table:table-cell table:formula="of:=CONCATENATE(&quot;&quot;&quot;&quot;;[.D91]; &quot;&quot;&quot;&quot;; &quot;,&quot;)" office:value-type="string" office:string-value="&quot;Ivory Coast&quot;," calcext:value-type="string">
            <text:p>"Ivory Coast",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/>
          <table:table-cell table:formula="of:=CONCATENATE([.B92]; &quot;,&quot;)" office:value-type="string" office:string-value="81," calcext:value-type="string">
            <text:p>81,</text:p>
          </table:table-cell>
          <table:table-cell table:formula="of:=CONCATENATE(&quot;&quot;&quot;&quot;;[.C92]; &quot;&quot;&quot;&quot;; &quot;,&quot;)" office:value-type="string" office:string-value="&quot;JP&quot;," calcext:value-type="string">
            <text:p>"JP",</text:p>
          </table:table-cell>
          <table:table-cell table:formula="of:=CONCATENATE(&quot;&quot;&quot;&quot;;[.D92]; &quot;&quot;&quot;&quot;; &quot;,&quot;)" office:value-type="string" office:string-value="&quot;Japan&quot;," calcext:value-type="string">
            <text:p>"Japan",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/>
          <table:table-cell table:formula="of:=CONCATENATE([.B93]; &quot;,&quot;)" office:value-type="string" office:string-value="962," calcext:value-type="string">
            <text:p>962,</text:p>
          </table:table-cell>
          <table:table-cell table:formula="of:=CONCATENATE(&quot;&quot;&quot;&quot;;[.C93]; &quot;&quot;&quot;&quot;; &quot;,&quot;)" office:value-type="string" office:string-value="&quot;JO&quot;," calcext:value-type="string">
            <text:p>"JO",</text:p>
          </table:table-cell>
          <table:table-cell table:formula="of:=CONCATENATE(&quot;&quot;&quot;&quot;;[.D93]; &quot;&quot;&quot;&quot;; &quot;,&quot;)" office:value-type="string" office:string-value="&quot;Jordan&quot;," calcext:value-type="string">
            <text:p>"Jordan"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Z</text:p>
          </table:table-cell>
          <table:table-cell table:style-name="ce6" office:value-type="string" calcext:value-type="string">
            <text:p>Kazakhstan</text:p>
          </table:table-cell>
          <table:table-cell/>
          <table:table-cell table:formula="of:=CONCATENATE([.B94]; &quot;,&quot;)" office:value-type="string" office:string-value="7," calcext:value-type="string">
            <text:p>7,</text:p>
          </table:table-cell>
          <table:table-cell table:formula="of:=CONCATENATE(&quot;&quot;&quot;&quot;;[.C94]; &quot;&quot;&quot;&quot;; &quot;,&quot;)" office:value-type="string" office:string-value="&quot;KZ&quot;," calcext:value-type="string">
            <text:p>"KZ",</text:p>
          </table:table-cell>
          <table:table-cell table:formula="of:=CONCATENATE(&quot;&quot;&quot;&quot;;[.D94]; &quot;&quot;&quot;&quot;; &quot;,&quot;)" office:value-type="string" office:string-value="&quot;Kazakhstan&quot;," calcext:value-type="string">
            <text:p>"Kazakhstan",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/>
          <table:table-cell table:formula="of:=CONCATENATE([.B95]; &quot;,&quot;)" office:value-type="string" office:string-value="254," calcext:value-type="string">
            <text:p>254,</text:p>
          </table:table-cell>
          <table:table-cell table:formula="of:=CONCATENATE(&quot;&quot;&quot;&quot;;[.C95]; &quot;&quot;&quot;&quot;; &quot;,&quot;)" office:value-type="string" office:string-value="&quot;KE&quot;," calcext:value-type="string">
            <text:p>"KE",</text:p>
          </table:table-cell>
          <table:table-cell table:formula="of:=CONCATENATE(&quot;&quot;&quot;&quot;;[.D95]; &quot;&quot;&quot;&quot;; &quot;,&quot;)" office:value-type="string" office:string-value="&quot;Kenya&quot;," calcext:value-type="string">
            <text:p>"Kenya",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/>
          <table:table-cell table:formula="of:=CONCATENATE([.B96]; &quot;,&quot;)" office:value-type="string" office:string-value="686," calcext:value-type="string">
            <text:p>686,</text:p>
          </table:table-cell>
          <table:table-cell table:formula="of:=CONCATENATE(&quot;&quot;&quot;&quot;;[.C96]; &quot;&quot;&quot;&quot;; &quot;,&quot;)" office:value-type="string" office:string-value="&quot;KI&quot;," calcext:value-type="string">
            <text:p>"KI",</text:p>
          </table:table-cell>
          <table:table-cell table:formula="of:=CONCATENATE(&quot;&quot;&quot;&quot;;[.D96]; &quot;&quot;&quot;&quot;; &quot;,&quot;)" office:value-type="string" office:string-value="&quot;Kiribati&quot;," calcext:value-type="string">
            <text:p>"Kiribati",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orea (North)</text:p>
          </table:table-cell>
          <table:table-cell/>
          <table:table-cell table:formula="of:=CONCATENATE([.B97]; &quot;,&quot;)" office:value-type="string" office:string-value="850," calcext:value-type="string">
            <text:p>850,</text:p>
          </table:table-cell>
          <table:table-cell table:formula="of:=CONCATENATE(&quot;&quot;&quot;&quot;;[.C97]; &quot;&quot;&quot;&quot;; &quot;,&quot;)" office:value-type="string" office:string-value="&quot;KP&quot;," calcext:value-type="string">
            <text:p>"KP",</text:p>
          </table:table-cell>
          <table:table-cell table:formula="of:=CONCATENATE(&quot;&quot;&quot;&quot;;[.D97]; &quot;&quot;&quot;&quot;; &quot;,&quot;)" office:value-type="string" office:string-value="&quot;Korea (North)&quot;," calcext:value-type="string">
            <text:p>"Korea (North)",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ea (South)</text:p>
          </table:table-cell>
          <table:table-cell/>
          <table:table-cell table:formula="of:=CONCATENATE([.B98]; &quot;,&quot;)" office:value-type="string" office:string-value="82," calcext:value-type="string">
            <text:p>82,</text:p>
          </table:table-cell>
          <table:table-cell table:formula="of:=CONCATENATE(&quot;&quot;&quot;&quot;;[.C98]; &quot;&quot;&quot;&quot;; &quot;,&quot;)" office:value-type="string" office:string-value="&quot;KR&quot;," calcext:value-type="string">
            <text:p>"KR",</text:p>
          </table:table-cell>
          <table:table-cell table:formula="of:=CONCATENATE(&quot;&quot;&quot;&quot;;[.D98]; &quot;&quot;&quot;&quot;; &quot;,&quot;)" office:value-type="string" office:string-value="&quot;Korea (South)&quot;," calcext:value-type="string">
            <text:p>"Korea (South)",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/>
          <table:table-cell table:formula="of:=CONCATENATE([.B99]; &quot;,&quot;)" office:value-type="string" office:string-value="965," calcext:value-type="string">
            <text:p>965,</text:p>
          </table:table-cell>
          <table:table-cell table:formula="of:=CONCATENATE(&quot;&quot;&quot;&quot;;[.C99]; &quot;&quot;&quot;&quot;; &quot;,&quot;)" office:value-type="string" office:string-value="&quot;KW&quot;," calcext:value-type="string">
            <text:p>"KW",</text:p>
          </table:table-cell>
          <table:table-cell table:formula="of:=CONCATENATE(&quot;&quot;&quot;&quot;;[.D99]; &quot;&quot;&quot;&quot;; &quot;,&quot;)" office:value-type="string" office:string-value="&quot;Kuwait&quot;," calcext:value-type="string">
            <text:p>"Kuwait",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yrgyzstan</text:p>
          </table:table-cell>
          <table:table-cell/>
          <table:table-cell table:formula="of:=CONCATENATE([.B100]; &quot;,&quot;)" office:value-type="string" office:string-value="996," calcext:value-type="string">
            <text:p>996,</text:p>
          </table:table-cell>
          <table:table-cell table:formula="of:=CONCATENATE(&quot;&quot;&quot;&quot;;[.C100]; &quot;&quot;&quot;&quot;; &quot;,&quot;)" office:value-type="string" office:string-value="&quot;KY&quot;," calcext:value-type="string">
            <text:p>"KY",</text:p>
          </table:table-cell>
          <table:table-cell table:formula="of:=CONCATENATE(&quot;&quot;&quot;&quot;;[.D100]; &quot;&quot;&quot;&quot;; &quot;,&quot;)" office:value-type="string" office:string-value="&quot;Kyrgyzstan&quot;," calcext:value-type="string">
            <text:p>"Kyrgyzstan",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s</text:p>
          </table:table-cell>
          <table:table-cell/>
          <table:table-cell table:formula="of:=CONCATENATE([.B101]; &quot;,&quot;)" office:value-type="string" office:string-value="856," calcext:value-type="string">
            <text:p>856,</text:p>
          </table:table-cell>
          <table:table-cell table:formula="of:=CONCATENATE(&quot;&quot;&quot;&quot;;[.C101]; &quot;&quot;&quot;&quot;; &quot;,&quot;)" office:value-type="string" office:string-value="&quot;LA&quot;," calcext:value-type="string">
            <text:p>"LA",</text:p>
          </table:table-cell>
          <table:table-cell table:formula="of:=CONCATENATE(&quot;&quot;&quot;&quot;;[.D101]; &quot;&quot;&quot;&quot;; &quot;,&quot;)" office:value-type="string" office:string-value="&quot;Laos&quot;," calcext:value-type="string">
            <text:p>"Laos",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/>
          <table:table-cell table:formula="of:=CONCATENATE([.B102]; &quot;,&quot;)" office:value-type="string" office:string-value="371," calcext:value-type="string">
            <text:p>371,</text:p>
          </table:table-cell>
          <table:table-cell table:formula="of:=CONCATENATE(&quot;&quot;&quot;&quot;;[.C102]; &quot;&quot;&quot;&quot;; &quot;,&quot;)" office:value-type="string" office:string-value="&quot;LV&quot;," calcext:value-type="string">
            <text:p>"LV",</text:p>
          </table:table-cell>
          <table:table-cell table:formula="of:=CONCATENATE(&quot;&quot;&quot;&quot;;[.D102]; &quot;&quot;&quot;&quot;; &quot;,&quot;)" office:value-type="string" office:string-value="&quot;Latvia&quot;," calcext:value-type="string">
            <text:p>"Latvia",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/>
          <table:table-cell table:formula="of:=CONCATENATE([.B103]; &quot;,&quot;)" office:value-type="string" office:string-value="961," calcext:value-type="string">
            <text:p>961,</text:p>
          </table:table-cell>
          <table:table-cell table:formula="of:=CONCATENATE(&quot;&quot;&quot;&quot;;[.C103]; &quot;&quot;&quot;&quot;; &quot;,&quot;)" office:value-type="string" office:string-value="&quot;LB&quot;," calcext:value-type="string">
            <text:p>"LB",</text:p>
          </table:table-cell>
          <table:table-cell table:formula="of:=CONCATENATE(&quot;&quot;&quot;&quot;;[.D103]; &quot;&quot;&quot;&quot;; &quot;,&quot;)" office:value-type="string" office:string-value="&quot;Lebanon&quot;," calcext:value-type="string">
            <text:p>"Lebanon",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/>
          <table:table-cell table:formula="of:=CONCATENATE([.B104]; &quot;,&quot;)" office:value-type="string" office:string-value="266," calcext:value-type="string">
            <text:p>266,</text:p>
          </table:table-cell>
          <table:table-cell table:formula="of:=CONCATENATE(&quot;&quot;&quot;&quot;;[.C104]; &quot;&quot;&quot;&quot;; &quot;,&quot;)" office:value-type="string" office:string-value="&quot;LS&quot;," calcext:value-type="string">
            <text:p>"LS",</text:p>
          </table:table-cell>
          <table:table-cell table:formula="of:=CONCATENATE(&quot;&quot;&quot;&quot;;[.D104]; &quot;&quot;&quot;&quot;; &quot;,&quot;)" office:value-type="string" office:string-value="&quot;Lesotho&quot;," calcext:value-type="string">
            <text:p>"Lesotho",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/>
          <table:table-cell table:formula="of:=CONCATENATE([.B105]; &quot;,&quot;)" office:value-type="string" office:string-value="231," calcext:value-type="string">
            <text:p>231,</text:p>
          </table:table-cell>
          <table:table-cell table:formula="of:=CONCATENATE(&quot;&quot;&quot;&quot;;[.C105]; &quot;&quot;&quot;&quot;; &quot;,&quot;)" office:value-type="string" office:string-value="&quot;LR&quot;," calcext:value-type="string">
            <text:p>"LR",</text:p>
          </table:table-cell>
          <table:table-cell table:formula="of:=CONCATENATE(&quot;&quot;&quot;&quot;;[.D105]; &quot;&quot;&quot;&quot;; &quot;,&quot;)" office:value-type="string" office:string-value="&quot;Liberia&quot;," calcext:value-type="string">
            <text:p>"Liberia",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LY</text:p>
          </table:table-cell>
          <table:table-cell table:style-name="ce2" office:value-type="string" calcext:value-type="string">
            <text:p>Libya</text:p>
          </table:table-cell>
          <table:table-cell/>
          <table:table-cell table:formula="of:=CONCATENATE([.B106]; &quot;,&quot;)" office:value-type="string" office:string-value="218," calcext:value-type="string">
            <text:p>218,</text:p>
          </table:table-cell>
          <table:table-cell table:formula="of:=CONCATENATE(&quot;&quot;&quot;&quot;;[.C106]; &quot;&quot;&quot;&quot;; &quot;,&quot;)" office:value-type="string" office:string-value="&quot;LY&quot;," calcext:value-type="string">
            <text:p>"LY",</text:p>
          </table:table-cell>
          <table:table-cell table:formula="of:=CONCATENATE(&quot;&quot;&quot;&quot;;[.D106]; &quot;&quot;&quot;&quot;; &quot;,&quot;)" office:value-type="string" office:string-value="&quot;Libya&quot;," calcext:value-type="string">
            <text:p>"Libya",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/>
          <table:table-cell table:formula="of:=CONCATENATE([.B107]; &quot;,&quot;)" office:value-type="string" office:string-value="423," calcext:value-type="string">
            <text:p>423,</text:p>
          </table:table-cell>
          <table:table-cell table:formula="of:=CONCATENATE(&quot;&quot;&quot;&quot;;[.C107]; &quot;&quot;&quot;&quot;; &quot;,&quot;)" office:value-type="string" office:string-value="&quot;LI&quot;," calcext:value-type="string">
            <text:p>"LI",</text:p>
          </table:table-cell>
          <table:table-cell table:formula="of:=CONCATENATE(&quot;&quot;&quot;&quot;;[.D107]; &quot;&quot;&quot;&quot;; &quot;,&quot;)" office:value-type="string" office:string-value="&quot;Liechtenstein&quot;," calcext:value-type="string">
            <text:p>"Liechtenstein",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/>
          <table:table-cell table:formula="of:=CONCATENATE([.B108]; &quot;,&quot;)" office:value-type="string" office:string-value="370," calcext:value-type="string">
            <text:p>370,</text:p>
          </table:table-cell>
          <table:table-cell table:formula="of:=CONCATENATE(&quot;&quot;&quot;&quot;;[.C108]; &quot;&quot;&quot;&quot;; &quot;,&quot;)" office:value-type="string" office:string-value="&quot;LT&quot;," calcext:value-type="string">
            <text:p>"LT",</text:p>
          </table:table-cell>
          <table:table-cell table:formula="of:=CONCATENATE(&quot;&quot;&quot;&quot;;[.D108]; &quot;&quot;&quot;&quot;; &quot;,&quot;)" office:value-type="string" office:string-value="&quot;Lithuania&quot;," calcext:value-type="string">
            <text:p>"Lithuania",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/>
          <table:table-cell table:formula="of:=CONCATENATE([.B109]; &quot;,&quot;)" office:value-type="string" office:string-value="352," calcext:value-type="string">
            <text:p>352,</text:p>
          </table:table-cell>
          <table:table-cell table:formula="of:=CONCATENATE(&quot;&quot;&quot;&quot;;[.C109]; &quot;&quot;&quot;&quot;; &quot;,&quot;)" office:value-type="string" office:string-value="&quot;LU&quot;," calcext:value-type="string">
            <text:p>"LU",</text:p>
          </table:table-cell>
          <table:table-cell table:formula="of:=CONCATENATE(&quot;&quot;&quot;&quot;;[.D109]; &quot;&quot;&quot;&quot;; &quot;,&quot;)" office:value-type="string" office:string-value="&quot;Luxembourg&quot;," calcext:value-type="string">
            <text:p>"Luxembourg",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/>
          <table:table-cell table:style-name="ce2" office:value-type="string" calcext:value-type="string">
            <text:p>Macau</text:p>
          </table:table-cell>
          <table:table-cell/>
          <table:table-cell table:formula="of:=CONCATENATE([.B110]; &quot;,&quot;)" office:value-type="string" office:string-value="853," calcext:value-type="string">
            <text:p>853,</text:p>
          </table:table-cell>
          <table:table-cell table:formula="of:=CONCATENATE(&quot;&quot;&quot;&quot;;[.C110]; &quot;&quot;&quot;&quot;; &quot;,&quot;)" office:value-type="string" office:string-value="&quot;&quot;," calcext:value-type="string">
            <text:p>"",</text:p>
          </table:table-cell>
          <table:table-cell table:formula="of:=CONCATENATE(&quot;&quot;&quot;&quot;;[.D110]; &quot;&quot;&quot;&quot;; &quot;,&quot;)" office:value-type="string" office:string-value="&quot;Macau&quot;," calcext:value-type="string">
            <text:p>"Macau",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</text:p>
          </table:table-cell>
          <table:table-cell/>
          <table:table-cell table:formula="of:=CONCATENATE([.B111]; &quot;,&quot;)" office:value-type="string" office:string-value="389," calcext:value-type="string">
            <text:p>389,</text:p>
          </table:table-cell>
          <table:table-cell table:formula="of:=CONCATENATE(&quot;&quot;&quot;&quot;;[.C111]; &quot;&quot;&quot;&quot;; &quot;,&quot;)" office:value-type="string" office:string-value="&quot;MK&quot;," calcext:value-type="string">
            <text:p>"MK",</text:p>
          </table:table-cell>
          <table:table-cell table:formula="of:=CONCATENATE(&quot;&quot;&quot;&quot;;[.D111]; &quot;&quot;&quot;&quot;; &quot;,&quot;)" office:value-type="string" office:string-value="&quot;Macedonia&quot;," calcext:value-type="string">
            <text:p>"Macedonia",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/>
          <table:table-cell table:formula="of:=CONCATENATE([.B112]; &quot;,&quot;)" office:value-type="string" office:string-value="261," calcext:value-type="string">
            <text:p>261,</text:p>
          </table:table-cell>
          <table:table-cell table:formula="of:=CONCATENATE(&quot;&quot;&quot;&quot;;[.C112]; &quot;&quot;&quot;&quot;; &quot;,&quot;)" office:value-type="string" office:string-value="&quot;MG&quot;," calcext:value-type="string">
            <text:p>"MG",</text:p>
          </table:table-cell>
          <table:table-cell table:formula="of:=CONCATENATE(&quot;&quot;&quot;&quot;;[.D112]; &quot;&quot;&quot;&quot;; &quot;,&quot;)" office:value-type="string" office:string-value="&quot;Madagascar&quot;," calcext:value-type="string">
            <text:p>"Madagascar",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/>
          <table:table-cell table:formula="of:=CONCATENATE([.B113]; &quot;,&quot;)" office:value-type="string" office:string-value="265," calcext:value-type="string">
            <text:p>265,</text:p>
          </table:table-cell>
          <table:table-cell table:formula="of:=CONCATENATE(&quot;&quot;&quot;&quot;;[.C113]; &quot;&quot;&quot;&quot;; &quot;,&quot;)" office:value-type="string" office:string-value="&quot;MW&quot;," calcext:value-type="string">
            <text:p>"MW",</text:p>
          </table:table-cell>
          <table:table-cell table:formula="of:=CONCATENATE(&quot;&quot;&quot;&quot;;[.D113]; &quot;&quot;&quot;&quot;; &quot;,&quot;)" office:value-type="string" office:string-value="&quot;Malawi&quot;," calcext:value-type="string">
            <text:p>"Malawi",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/>
          <table:table-cell table:formula="of:=CONCATENATE([.B114]; &quot;,&quot;)" office:value-type="string" office:string-value="60," calcext:value-type="string">
            <text:p>60,</text:p>
          </table:table-cell>
          <table:table-cell table:formula="of:=CONCATENATE(&quot;&quot;&quot;&quot;;[.C114]; &quot;&quot;&quot;&quot;; &quot;,&quot;)" office:value-type="string" office:string-value="&quot;MY&quot;," calcext:value-type="string">
            <text:p>"MY",</text:p>
          </table:table-cell>
          <table:table-cell table:formula="of:=CONCATENATE(&quot;&quot;&quot;&quot;;[.D114]; &quot;&quot;&quot;&quot;; &quot;,&quot;)" office:value-type="string" office:string-value="&quot;Malaysia&quot;," calcext:value-type="string">
            <text:p>"Malaysia",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/>
          <table:table-cell table:formula="of:=CONCATENATE([.B115]; &quot;,&quot;)" office:value-type="string" office:string-value="960," calcext:value-type="string">
            <text:p>960,</text:p>
          </table:table-cell>
          <table:table-cell table:formula="of:=CONCATENATE(&quot;&quot;&quot;&quot;;[.C115]; &quot;&quot;&quot;&quot;; &quot;,&quot;)" office:value-type="string" office:string-value="&quot;MV&quot;," calcext:value-type="string">
            <text:p>"MV",</text:p>
          </table:table-cell>
          <table:table-cell table:formula="of:=CONCATENATE(&quot;&quot;&quot;&quot;;[.D115]; &quot;&quot;&quot;&quot;; &quot;,&quot;)" office:value-type="string" office:string-value="&quot;Maldives&quot;," calcext:value-type="string">
            <text:p>"Maldives",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/>
          <table:table-cell table:formula="of:=CONCATENATE([.B116]; &quot;,&quot;)" office:value-type="string" office:string-value="223," calcext:value-type="string">
            <text:p>223,</text:p>
          </table:table-cell>
          <table:table-cell table:formula="of:=CONCATENATE(&quot;&quot;&quot;&quot;;[.C116]; &quot;&quot;&quot;&quot;; &quot;,&quot;)" office:value-type="string" office:string-value="&quot;ML&quot;," calcext:value-type="string">
            <text:p>"ML",</text:p>
          </table:table-cell>
          <table:table-cell table:formula="of:=CONCATENATE(&quot;&quot;&quot;&quot;;[.D116]; &quot;&quot;&quot;&quot;; &quot;,&quot;)" office:value-type="string" office:string-value="&quot;Mali&quot;," calcext:value-type="string">
            <text:p>"Mali",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/>
          <table:table-cell table:formula="of:=CONCATENATE([.B117]; &quot;,&quot;)" office:value-type="string" office:string-value="356," calcext:value-type="string">
            <text:p>356,</text:p>
          </table:table-cell>
          <table:table-cell table:formula="of:=CONCATENATE(&quot;&quot;&quot;&quot;;[.C117]; &quot;&quot;&quot;&quot;; &quot;,&quot;)" office:value-type="string" office:string-value="&quot;MT&quot;," calcext:value-type="string">
            <text:p>"MT",</text:p>
          </table:table-cell>
          <table:table-cell table:formula="of:=CONCATENATE(&quot;&quot;&quot;&quot;;[.D117]; &quot;&quot;&quot;&quot;; &quot;,&quot;)" office:value-type="string" office:string-value="&quot;Malta&quot;," calcext:value-type="string">
            <text:p>"Malta",</text:p>
          </table:table-cell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/>
          <table:table-cell table:formula="of:=CONCATENATE([.B118]; &quot;,&quot;)" office:value-type="string" office:string-value="692," calcext:value-type="string">
            <text:p>692,</text:p>
          </table:table-cell>
          <table:table-cell table:formula="of:=CONCATENATE(&quot;&quot;&quot;&quot;;[.C118]; &quot;&quot;&quot;&quot;; &quot;,&quot;)" office:value-type="string" office:string-value="&quot;MH&quot;," calcext:value-type="string">
            <text:p>"MH",</text:p>
          </table:table-cell>
          <table:table-cell table:formula="of:=CONCATENATE(&quot;&quot;&quot;&quot;;[.D118]; &quot;&quot;&quot;&quot;; &quot;,&quot;)" office:value-type="string" office:string-value="&quot;Marshall Islands&quot;," calcext:value-type="string">
            <text:p>"Marshall Islands",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  <table:table-cell/>
          <table:table-cell table:formula="of:=CONCATENATE([.B119]; &quot;,&quot;)" office:value-type="string" office:string-value="596," calcext:value-type="string">
            <text:p>596,</text:p>
          </table:table-cell>
          <table:table-cell table:formula="of:=CONCATENATE(&quot;&quot;&quot;&quot;;[.C119]; &quot;&quot;&quot;&quot;; &quot;,&quot;)" office:value-type="string" office:string-value="&quot;MQ&quot;," calcext:value-type="string">
            <text:p>"MQ",</text:p>
          </table:table-cell>
          <table:table-cell table:formula="of:=CONCATENATE(&quot;&quot;&quot;&quot;;[.D119]; &quot;&quot;&quot;&quot;; &quot;,&quot;)" office:value-type="string" office:string-value="&quot;Martinique&quot;," calcext:value-type="string">
            <text:p>"Martinique",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/>
          <table:table-cell table:formula="of:=CONCATENATE([.B120]; &quot;,&quot;)" office:value-type="string" office:string-value="222," calcext:value-type="string">
            <text:p>222,</text:p>
          </table:table-cell>
          <table:table-cell table:formula="of:=CONCATENATE(&quot;&quot;&quot;&quot;;[.C120]; &quot;&quot;&quot;&quot;; &quot;,&quot;)" office:value-type="string" office:string-value="&quot;MR&quot;," calcext:value-type="string">
            <text:p>"MR",</text:p>
          </table:table-cell>
          <table:table-cell table:formula="of:=CONCATENATE(&quot;&quot;&quot;&quot;;[.D120]; &quot;&quot;&quot;&quot;; &quot;,&quot;)" office:value-type="string" office:string-value="&quot;Mauritania&quot;," calcext:value-type="string">
            <text:p>"Mauritania",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/>
          <table:table-cell table:formula="of:=CONCATENATE([.B121]; &quot;,&quot;)" office:value-type="string" office:string-value="230," calcext:value-type="string">
            <text:p>230,</text:p>
          </table:table-cell>
          <table:table-cell table:formula="of:=CONCATENATE(&quot;&quot;&quot;&quot;;[.C121]; &quot;&quot;&quot;&quot;; &quot;,&quot;)" office:value-type="string" office:string-value="&quot;MU&quot;," calcext:value-type="string">
            <text:p>"MU",</text:p>
          </table:table-cell>
          <table:table-cell table:formula="of:=CONCATENATE(&quot;&quot;&quot;&quot;;[.D121]; &quot;&quot;&quot;&quot;; &quot;,&quot;)" office:value-type="string" office:string-value="&quot;Mauritius&quot;," calcext:value-type="string">
            <text:p>"Mauritius",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/>
          <table:table-cell table:formula="of:=CONCATENATE([.B122]; &quot;,&quot;)" office:value-type="string" office:string-value="52," calcext:value-type="string">
            <text:p>52,</text:p>
          </table:table-cell>
          <table:table-cell table:formula="of:=CONCATENATE(&quot;&quot;&quot;&quot;;[.C122]; &quot;&quot;&quot;&quot;; &quot;,&quot;)" office:value-type="string" office:string-value="&quot;MX&quot;," calcext:value-type="string">
            <text:p>"MX",</text:p>
          </table:table-cell>
          <table:table-cell table:formula="of:=CONCATENATE(&quot;&quot;&quot;&quot;;[.D122]; &quot;&quot;&quot;&quot;; &quot;,&quot;)" office:value-type="string" office:string-value="&quot;Mexico&quot;," calcext:value-type="string">
            <text:p>"Mexico",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/>
          <table:table-cell table:formula="of:=CONCATENATE([.B123]; &quot;,&quot;)" office:value-type="string" office:string-value="691," calcext:value-type="string">
            <text:p>691,</text:p>
          </table:table-cell>
          <table:table-cell table:formula="of:=CONCATENATE(&quot;&quot;&quot;&quot;;[.C123]; &quot;&quot;&quot;&quot;; &quot;,&quot;)" office:value-type="string" office:string-value="&quot;FM&quot;," calcext:value-type="string">
            <text:p>"FM",</text:p>
          </table:table-cell>
          <table:table-cell table:formula="of:=CONCATENATE(&quot;&quot;&quot;&quot;;[.D123]; &quot;&quot;&quot;&quot;; &quot;,&quot;)" office:value-type="string" office:string-value="&quot;Micronesia&quot;," calcext:value-type="string">
            <text:p>"Micronesia",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/>
          <table:table-cell table:formula="of:=CONCATENATE([.B124]; &quot;,&quot;)" office:value-type="string" office:string-value="373," calcext:value-type="string">
            <text:p>373,</text:p>
          </table:table-cell>
          <table:table-cell table:formula="of:=CONCATENATE(&quot;&quot;&quot;&quot;;[.C124]; &quot;&quot;&quot;&quot;; &quot;,&quot;)" office:value-type="string" office:string-value="&quot;MD&quot;," calcext:value-type="string">
            <text:p>"MD",</text:p>
          </table:table-cell>
          <table:table-cell table:formula="of:=CONCATENATE(&quot;&quot;&quot;&quot;;[.D124]; &quot;&quot;&quot;&quot;; &quot;,&quot;)" office:value-type="string" office:string-value="&quot;Moldova&quot;," calcext:value-type="string">
            <text:p>"Moldova",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/>
          <table:table-cell table:formula="of:=CONCATENATE([.B125]; &quot;,&quot;)" office:value-type="string" office:string-value="377," calcext:value-type="string">
            <text:p>377,</text:p>
          </table:table-cell>
          <table:table-cell table:formula="of:=CONCATENATE(&quot;&quot;&quot;&quot;;[.C125]; &quot;&quot;&quot;&quot;; &quot;,&quot;)" office:value-type="string" office:string-value="&quot;MC&quot;," calcext:value-type="string">
            <text:p>"MC",</text:p>
          </table:table-cell>
          <table:table-cell table:formula="of:=CONCATENATE(&quot;&quot;&quot;&quot;;[.D125]; &quot;&quot;&quot;&quot;; &quot;,&quot;)" office:value-type="string" office:string-value="&quot;Monaco&quot;," calcext:value-type="string">
            <text:p>"Monaco",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/>
          <table:table-cell table:formula="of:=CONCATENATE([.B126]; &quot;,&quot;)" office:value-type="string" office:string-value="976," calcext:value-type="string">
            <text:p>976,</text:p>
          </table:table-cell>
          <table:table-cell table:formula="of:=CONCATENATE(&quot;&quot;&quot;&quot;;[.C126]; &quot;&quot;&quot;&quot;; &quot;,&quot;)" office:value-type="string" office:string-value="&quot;MN&quot;," calcext:value-type="string">
            <text:p>"MN",</text:p>
          </table:table-cell>
          <table:table-cell table:formula="of:=CONCATENATE(&quot;&quot;&quot;&quot;;[.D126]; &quot;&quot;&quot;&quot;; &quot;,&quot;)" office:value-type="string" office:string-value="&quot;Mongolia&quot;," calcext:value-type="string">
            <text:p>"Mongolia",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ME</text:p>
          </table:table-cell>
          <table:table-cell table:style-name="ce2" office:value-type="string" calcext:value-type="string">
            <text:p>Montenegro</text:p>
          </table:table-cell>
          <table:table-cell/>
          <table:table-cell table:formula="of:=CONCATENATE([.B127]; &quot;,&quot;)" office:value-type="string" office:string-value="382," calcext:value-type="string">
            <text:p>382,</text:p>
          </table:table-cell>
          <table:table-cell table:formula="of:=CONCATENATE(&quot;&quot;&quot;&quot;;[.C127]; &quot;&quot;&quot;&quot;; &quot;,&quot;)" office:value-type="string" office:string-value="&quot;ME&quot;," calcext:value-type="string">
            <text:p>"ME",</text:p>
          </table:table-cell>
          <table:table-cell table:formula="of:=CONCATENATE(&quot;&quot;&quot;&quot;;[.D127]; &quot;&quot;&quot;&quot;; &quot;,&quot;)" office:value-type="string" office:string-value="&quot;Montenegro&quot;," calcext:value-type="string">
            <text:p>"Montenegro",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MA</text:p>
          </table:table-cell>
          <table:table-cell table:style-name="ce2" office:value-type="string" calcext:value-type="string">
            <text:p>Morocco</text:p>
          </table:table-cell>
          <table:table-cell/>
          <table:table-cell table:formula="of:=CONCATENATE([.B128]; &quot;,&quot;)" office:value-type="string" office:string-value="212," calcext:value-type="string">
            <text:p>212,</text:p>
          </table:table-cell>
          <table:table-cell table:formula="of:=CONCATENATE(&quot;&quot;&quot;&quot;;[.C128]; &quot;&quot;&quot;&quot;; &quot;,&quot;)" office:value-type="string" office:string-value="&quot;MA&quot;," calcext:value-type="string">
            <text:p>"MA",</text:p>
          </table:table-cell>
          <table:table-cell table:formula="of:=CONCATENATE(&quot;&quot;&quot;&quot;;[.D128]; &quot;&quot;&quot;&quot;; &quot;,&quot;)" office:value-type="string" office:string-value="&quot;Morocco&quot;," calcext:value-type="string">
            <text:p>"Morocco",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/>
          <table:table-cell table:formula="of:=CONCATENATE([.B129]; &quot;,&quot;)" office:value-type="string" office:string-value="258," calcext:value-type="string">
            <text:p>258,</text:p>
          </table:table-cell>
          <table:table-cell table:formula="of:=CONCATENATE(&quot;&quot;&quot;&quot;;[.C129]; &quot;&quot;&quot;&quot;; &quot;,&quot;)" office:value-type="string" office:string-value="&quot;MZ&quot;," calcext:value-type="string">
            <text:p>"MZ",</text:p>
          </table:table-cell>
          <table:table-cell table:formula="of:=CONCATENATE(&quot;&quot;&quot;&quot;;[.D129]; &quot;&quot;&quot;&quot;; &quot;,&quot;)" office:value-type="string" office:string-value="&quot;Mozambique&quot;," calcext:value-type="string">
            <text:p>"Mozambique",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/>
          <table:table-cell table:formula="of:=CONCATENATE([.B130]; &quot;,&quot;)" office:value-type="string" office:string-value="95," calcext:value-type="string">
            <text:p>95,</text:p>
          </table:table-cell>
          <table:table-cell table:formula="of:=CONCATENATE(&quot;&quot;&quot;&quot;;[.C130]; &quot;&quot;&quot;&quot;; &quot;,&quot;)" office:value-type="string" office:string-value="&quot;MM&quot;," calcext:value-type="string">
            <text:p>"MM",</text:p>
          </table:table-cell>
          <table:table-cell table:formula="of:=CONCATENATE(&quot;&quot;&quot;&quot;;[.D130]; &quot;&quot;&quot;&quot;; &quot;,&quot;)" office:value-type="string" office:string-value="&quot;Myanmar&quot;," calcext:value-type="string">
            <text:p>"Myanmar",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/>
          <table:table-cell table:formula="of:=CONCATENATE([.B131]; &quot;,&quot;)" office:value-type="string" office:string-value="264," calcext:value-type="string">
            <text:p>264,</text:p>
          </table:table-cell>
          <table:table-cell table:formula="of:=CONCATENATE(&quot;&quot;&quot;&quot;;[.C131]; &quot;&quot;&quot;&quot;; &quot;,&quot;)" office:value-type="string" office:string-value="&quot;NA&quot;," calcext:value-type="string">
            <text:p>"NA",</text:p>
          </table:table-cell>
          <table:table-cell table:formula="of:=CONCATENATE(&quot;&quot;&quot;&quot;;[.D131]; &quot;&quot;&quot;&quot;; &quot;,&quot;)" office:value-type="string" office:string-value="&quot;Namibia&quot;," calcext:value-type="string">
            <text:p>"Namibia",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/>
          <table:table-cell table:formula="of:=CONCATENATE([.B132]; &quot;,&quot;)" office:value-type="string" office:string-value="674," calcext:value-type="string">
            <text:p>674,</text:p>
          </table:table-cell>
          <table:table-cell table:formula="of:=CONCATENATE(&quot;&quot;&quot;&quot;;[.C132]; &quot;&quot;&quot;&quot;; &quot;,&quot;)" office:value-type="string" office:string-value="&quot;NR&quot;," calcext:value-type="string">
            <text:p>"NR",</text:p>
          </table:table-cell>
          <table:table-cell table:formula="of:=CONCATENATE(&quot;&quot;&quot;&quot;;[.D132]; &quot;&quot;&quot;&quot;; &quot;,&quot;)" office:value-type="string" office:string-value="&quot;Nauru&quot;," calcext:value-type="string">
            <text:p>"Nauru",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/>
          <table:table-cell table:formula="of:=CONCATENATE([.B133]; &quot;,&quot;)" office:value-type="string" office:string-value="977," calcext:value-type="string">
            <text:p>977,</text:p>
          </table:table-cell>
          <table:table-cell table:formula="of:=CONCATENATE(&quot;&quot;&quot;&quot;;[.C133]; &quot;&quot;&quot;&quot;; &quot;,&quot;)" office:value-type="string" office:string-value="&quot;NP&quot;," calcext:value-type="string">
            <text:p>"NP",</text:p>
          </table:table-cell>
          <table:table-cell table:formula="of:=CONCATENATE(&quot;&quot;&quot;&quot;;[.D133]; &quot;&quot;&quot;&quot;; &quot;,&quot;)" office:value-type="string" office:string-value="&quot;Nepal&quot;," calcext:value-type="string">
            <text:p>"Nepal",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/>
          <table:table-cell table:formula="of:=CONCATENATE([.B134]; &quot;,&quot;)" office:value-type="string" office:string-value="31," calcext:value-type="string">
            <text:p>31,</text:p>
          </table:table-cell>
          <table:table-cell table:formula="of:=CONCATENATE(&quot;&quot;&quot;&quot;;[.C134]; &quot;&quot;&quot;&quot;; &quot;,&quot;)" office:value-type="string" office:string-value="&quot;NL&quot;," calcext:value-type="string">
            <text:p>"NL",</text:p>
          </table:table-cell>
          <table:table-cell table:formula="of:=CONCATENATE(&quot;&quot;&quot;&quot;;[.D134]; &quot;&quot;&quot;&quot;; &quot;,&quot;)" office:value-type="string" office:string-value="&quot;Netherlands&quot;," calcext:value-type="string">
            <text:p>"Netherlands",</text:p>
          </table:table-cell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etherlands Antilles</text:p>
          </table:table-cell>
          <table:table-cell/>
          <table:table-cell table:formula="of:=CONCATENATE([.B135]; &quot;,&quot;)" office:value-type="string" office:string-value="599," calcext:value-type="string">
            <text:p>599,</text:p>
          </table:table-cell>
          <table:table-cell table:formula="of:=CONCATENATE(&quot;&quot;&quot;&quot;;[.C135]; &quot;&quot;&quot;&quot;; &quot;,&quot;)" office:value-type="string" office:string-value="&quot;AN&quot;," calcext:value-type="string">
            <text:p>"AN",</text:p>
          </table:table-cell>
          <table:table-cell table:formula="of:=CONCATENATE(&quot;&quot;&quot;&quot;;[.D135]; &quot;&quot;&quot;&quot;; &quot;,&quot;)" office:value-type="string" office:string-value="&quot;Netherlands Antilles&quot;," calcext:value-type="string">
            <text:p>"Netherlands Antilles",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/>
          <table:table-cell table:formula="of:=CONCATENATE([.B136]; &quot;,&quot;)" office:value-type="string" office:string-value="687," calcext:value-type="string">
            <text:p>687,</text:p>
          </table:table-cell>
          <table:table-cell table:formula="of:=CONCATENATE(&quot;&quot;&quot;&quot;;[.C136]; &quot;&quot;&quot;&quot;; &quot;,&quot;)" office:value-type="string" office:string-value="&quot;NC&quot;," calcext:value-type="string">
            <text:p>"NC",</text:p>
          </table:table-cell>
          <table:table-cell table:formula="of:=CONCATENATE(&quot;&quot;&quot;&quot;;[.D136]; &quot;&quot;&quot;&quot;; &quot;,&quot;)" office:value-type="string" office:string-value="&quot;New Caledonia&quot;," calcext:value-type="string">
            <text:p>"New Caledonia",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/>
          <table:table-cell table:formula="of:=CONCATENATE([.B137]; &quot;,&quot;)" office:value-type="string" office:string-value="64," calcext:value-type="string">
            <text:p>64,</text:p>
          </table:table-cell>
          <table:table-cell table:formula="of:=CONCATENATE(&quot;&quot;&quot;&quot;;[.C137]; &quot;&quot;&quot;&quot;; &quot;,&quot;)" office:value-type="string" office:string-value="&quot;NZ&quot;," calcext:value-type="string">
            <text:p>"NZ",</text:p>
          </table:table-cell>
          <table:table-cell table:formula="of:=CONCATENATE(&quot;&quot;&quot;&quot;;[.D137]; &quot;&quot;&quot;&quot;; &quot;,&quot;)" office:value-type="string" office:string-value="&quot;New Zealand&quot;," calcext:value-type="string">
            <text:p>"New Zealand",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/>
          <table:table-cell table:formula="of:=CONCATENATE([.B138]; &quot;,&quot;)" office:value-type="string" office:string-value="505," calcext:value-type="string">
            <text:p>505,</text:p>
          </table:table-cell>
          <table:table-cell table:formula="of:=CONCATENATE(&quot;&quot;&quot;&quot;;[.C138]; &quot;&quot;&quot;&quot;; &quot;,&quot;)" office:value-type="string" office:string-value="&quot;NI&quot;," calcext:value-type="string">
            <text:p>"NI",</text:p>
          </table:table-cell>
          <table:table-cell table:formula="of:=CONCATENATE(&quot;&quot;&quot;&quot;;[.D138]; &quot;&quot;&quot;&quot;; &quot;,&quot;)" office:value-type="string" office:string-value="&quot;Nicaragua&quot;," calcext:value-type="string">
            <text:p>"Nicaragua",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/>
          <table:table-cell table:formula="of:=CONCATENATE([.B139]; &quot;,&quot;)" office:value-type="string" office:string-value="227," calcext:value-type="string">
            <text:p>227,</text:p>
          </table:table-cell>
          <table:table-cell table:formula="of:=CONCATENATE(&quot;&quot;&quot;&quot;;[.C139]; &quot;&quot;&quot;&quot;; &quot;,&quot;)" office:value-type="string" office:string-value="&quot;NE&quot;," calcext:value-type="string">
            <text:p>"NE",</text:p>
          </table:table-cell>
          <table:table-cell table:formula="of:=CONCATENATE(&quot;&quot;&quot;&quot;;[.D139]; &quot;&quot;&quot;&quot;; &quot;,&quot;)" office:value-type="string" office:string-value="&quot;Niger&quot;," calcext:value-type="string">
            <text:p>"Niger",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/>
          <table:table-cell table:formula="of:=CONCATENATE([.B140]; &quot;,&quot;)" office:value-type="string" office:string-value="234," calcext:value-type="string">
            <text:p>234,</text:p>
          </table:table-cell>
          <table:table-cell table:formula="of:=CONCATENATE(&quot;&quot;&quot;&quot;;[.C140]; &quot;&quot;&quot;&quot;; &quot;,&quot;)" office:value-type="string" office:string-value="&quot;NG&quot;," calcext:value-type="string">
            <text:p>"NG",</text:p>
          </table:table-cell>
          <table:table-cell table:formula="of:=CONCATENATE(&quot;&quot;&quot;&quot;;[.D140]; &quot;&quot;&quot;&quot;; &quot;,&quot;)" office:value-type="string" office:string-value="&quot;Nigeria&quot;," calcext:value-type="string">
            <text:p>"Nigeria",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/>
          <table:table-cell table:formula="of:=CONCATENATE([.B141]; &quot;,&quot;)" office:value-type="string" office:string-value="683," calcext:value-type="string">
            <text:p>683,</text:p>
          </table:table-cell>
          <table:table-cell table:formula="of:=CONCATENATE(&quot;&quot;&quot;&quot;;[.C141]; &quot;&quot;&quot;&quot;; &quot;,&quot;)" office:value-type="string" office:string-value="&quot;NU&quot;," calcext:value-type="string">
            <text:p>"NU",</text:p>
          </table:table-cell>
          <table:table-cell table:formula="of:=CONCATENATE(&quot;&quot;&quot;&quot;;[.D141]; &quot;&quot;&quot;&quot;; &quot;,&quot;)" office:value-type="string" office:string-value="&quot;Niue&quot;," calcext:value-type="string">
            <text:p>"Niue",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/>
          <table:table-cell table:formula="of:=CONCATENATE([.B142]; &quot;,&quot;)" office:value-type="string" office:string-value="47," calcext:value-type="string">
            <text:p>47,</text:p>
          </table:table-cell>
          <table:table-cell table:formula="of:=CONCATENATE(&quot;&quot;&quot;&quot;;[.C142]; &quot;&quot;&quot;&quot;; &quot;,&quot;)" office:value-type="string" office:string-value="&quot;NO&quot;," calcext:value-type="string">
            <text:p>"NO",</text:p>
          </table:table-cell>
          <table:table-cell table:formula="of:=CONCATENATE(&quot;&quot;&quot;&quot;;[.D142]; &quot;&quot;&quot;&quot;; &quot;,&quot;)" office:value-type="string" office:string-value="&quot;Norway&quot;," calcext:value-type="string">
            <text:p>"Norway",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/>
          <table:table-cell table:formula="of:=CONCATENATE([.B143]; &quot;,&quot;)" office:value-type="string" office:string-value="968," calcext:value-type="string">
            <text:p>968,</text:p>
          </table:table-cell>
          <table:table-cell table:formula="of:=CONCATENATE(&quot;&quot;&quot;&quot;;[.C143]; &quot;&quot;&quot;&quot;; &quot;,&quot;)" office:value-type="string" office:string-value="&quot;OM&quot;," calcext:value-type="string">
            <text:p>"OM",</text:p>
          </table:table-cell>
          <table:table-cell table:formula="of:=CONCATENATE(&quot;&quot;&quot;&quot;;[.D143]; &quot;&quot;&quot;&quot;; &quot;,&quot;)" office:value-type="string" office:string-value="&quot;Oman&quot;," calcext:value-type="string">
            <text:p>"Oman",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/>
          <table:table-cell table:formula="of:=CONCATENATE([.B144]; &quot;,&quot;)" office:value-type="string" office:string-value="92," calcext:value-type="string">
            <text:p>92,</text:p>
          </table:table-cell>
          <table:table-cell table:formula="of:=CONCATENATE(&quot;&quot;&quot;&quot;;[.C144]; &quot;&quot;&quot;&quot;; &quot;,&quot;)" office:value-type="string" office:string-value="&quot;PK&quot;," calcext:value-type="string">
            <text:p>"PK",</text:p>
          </table:table-cell>
          <table:table-cell table:formula="of:=CONCATENATE(&quot;&quot;&quot;&quot;;[.D144]; &quot;&quot;&quot;&quot;; &quot;,&quot;)" office:value-type="string" office:string-value="&quot;Pakistan&quot;," calcext:value-type="string">
            <text:p>"Pakistan",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/>
          <table:table-cell table:formula="of:=CONCATENATE([.B145]; &quot;,&quot;)" office:value-type="string" office:string-value="680," calcext:value-type="string">
            <text:p>680,</text:p>
          </table:table-cell>
          <table:table-cell table:formula="of:=CONCATENATE(&quot;&quot;&quot;&quot;;[.C145]; &quot;&quot;&quot;&quot;; &quot;,&quot;)" office:value-type="string" office:string-value="&quot;PW&quot;," calcext:value-type="string">
            <text:p>"PW",</text:p>
          </table:table-cell>
          <table:table-cell table:formula="of:=CONCATENATE(&quot;&quot;&quot;&quot;;[.D145]; &quot;&quot;&quot;&quot;; &quot;,&quot;)" office:value-type="string" office:string-value="&quot;Palau&quot;," calcext:value-type="string">
            <text:p>"Palau",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PS</text:p>
          </table:table-cell>
          <table:table-cell table:style-name="ce2" office:value-type="string" calcext:value-type="string">
            <text:p>Palestine</text:p>
          </table:table-cell>
          <table:table-cell/>
          <table:table-cell table:formula="of:=CONCATENATE([.B146]; &quot;,&quot;)" office:value-type="string" office:string-value="970," calcext:value-type="string">
            <text:p>970,</text:p>
          </table:table-cell>
          <table:table-cell table:formula="of:=CONCATENATE(&quot;&quot;&quot;&quot;;[.C146]; &quot;&quot;&quot;&quot;; &quot;,&quot;)" office:value-type="string" office:string-value="&quot;PS&quot;," calcext:value-type="string">
            <text:p>"PS",</text:p>
          </table:table-cell>
          <table:table-cell table:formula="of:=CONCATENATE(&quot;&quot;&quot;&quot;;[.D146]; &quot;&quot;&quot;&quot;; &quot;,&quot;)" office:value-type="string" office:string-value="&quot;Palestine&quot;," calcext:value-type="string">
            <text:p>"Palestine",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/>
          <table:table-cell table:formula="of:=CONCATENATE([.B147]; &quot;,&quot;)" office:value-type="string" office:string-value="507," calcext:value-type="string">
            <text:p>507,</text:p>
          </table:table-cell>
          <table:table-cell table:formula="of:=CONCATENATE(&quot;&quot;&quot;&quot;;[.C147]; &quot;&quot;&quot;&quot;; &quot;,&quot;)" office:value-type="string" office:string-value="&quot;PA&quot;," calcext:value-type="string">
            <text:p>"PA",</text:p>
          </table:table-cell>
          <table:table-cell table:formula="of:=CONCATENATE(&quot;&quot;&quot;&quot;;[.D147]; &quot;&quot;&quot;&quot;; &quot;,&quot;)" office:value-type="string" office:string-value="&quot;Panama&quot;," calcext:value-type="string">
            <text:p>"Panama",</text:p>
          </table:table-cell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/>
          <table:table-cell table:formula="of:=CONCATENATE([.B148]; &quot;,&quot;)" office:value-type="string" office:string-value="675," calcext:value-type="string">
            <text:p>675,</text:p>
          </table:table-cell>
          <table:table-cell table:formula="of:=CONCATENATE(&quot;&quot;&quot;&quot;;[.C148]; &quot;&quot;&quot;&quot;; &quot;,&quot;)" office:value-type="string" office:string-value="&quot;PG&quot;," calcext:value-type="string">
            <text:p>"PG",</text:p>
          </table:table-cell>
          <table:table-cell table:formula="of:=CONCATENATE(&quot;&quot;&quot;&quot;;[.D148]; &quot;&quot;&quot;&quot;; &quot;,&quot;)" office:value-type="string" office:string-value="&quot;Papua New Guinea&quot;," calcext:value-type="string">
            <text:p>"Papua New Guinea",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/>
          <table:table-cell table:formula="of:=CONCATENATE([.B149]; &quot;,&quot;)" office:value-type="string" office:string-value="595," calcext:value-type="string">
            <text:p>595,</text:p>
          </table:table-cell>
          <table:table-cell table:formula="of:=CONCATENATE(&quot;&quot;&quot;&quot;;[.C149]; &quot;&quot;&quot;&quot;; &quot;,&quot;)" office:value-type="string" office:string-value="&quot;PY&quot;," calcext:value-type="string">
            <text:p>"PY",</text:p>
          </table:table-cell>
          <table:table-cell table:formula="of:=CONCATENATE(&quot;&quot;&quot;&quot;;[.D149]; &quot;&quot;&quot;&quot;; &quot;,&quot;)" office:value-type="string" office:string-value="&quot;Paraguay&quot;," calcext:value-type="string">
            <text:p>"Paraguay",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/>
          <table:table-cell table:formula="of:=CONCATENATE([.B150]; &quot;,&quot;)" office:value-type="string" office:string-value="51," calcext:value-type="string">
            <text:p>51,</text:p>
          </table:table-cell>
          <table:table-cell table:formula="of:=CONCATENATE(&quot;&quot;&quot;&quot;;[.C150]; &quot;&quot;&quot;&quot;; &quot;,&quot;)" office:value-type="string" office:string-value="&quot;PE&quot;," calcext:value-type="string">
            <text:p>"PE",</text:p>
          </table:table-cell>
          <table:table-cell table:formula="of:=CONCATENATE(&quot;&quot;&quot;&quot;;[.D150]; &quot;&quot;&quot;&quot;; &quot;,&quot;)" office:value-type="string" office:string-value="&quot;Peru&quot;," calcext:value-type="string">
            <text:p>"Peru",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/>
          <table:table-cell table:formula="of:=CONCATENATE([.B151]; &quot;,&quot;)" office:value-type="string" office:string-value="63," calcext:value-type="string">
            <text:p>63,</text:p>
          </table:table-cell>
          <table:table-cell table:formula="of:=CONCATENATE(&quot;&quot;&quot;&quot;;[.C151]; &quot;&quot;&quot;&quot;; &quot;,&quot;)" office:value-type="string" office:string-value="&quot;PH&quot;," calcext:value-type="string">
            <text:p>"PH",</text:p>
          </table:table-cell>
          <table:table-cell table:formula="of:=CONCATENATE(&quot;&quot;&quot;&quot;;[.D151]; &quot;&quot;&quot;&quot;; &quot;,&quot;)" office:value-type="string" office:string-value="&quot;Philippines&quot;," calcext:value-type="string">
            <text:p>"Philippines"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/>
          <table:table-cell table:formula="of:=CONCATENATE([.B152]; &quot;,&quot;)" office:value-type="string" office:string-value="48," calcext:value-type="string">
            <text:p>48,</text:p>
          </table:table-cell>
          <table:table-cell table:formula="of:=CONCATENATE(&quot;&quot;&quot;&quot;;[.C152]; &quot;&quot;&quot;&quot;; &quot;,&quot;)" office:value-type="string" office:string-value="&quot;PL&quot;," calcext:value-type="string">
            <text:p>"PL",</text:p>
          </table:table-cell>
          <table:table-cell table:formula="of:=CONCATENATE(&quot;&quot;&quot;&quot;;[.D152]; &quot;&quot;&quot;&quot;; &quot;,&quot;)" office:value-type="string" office:string-value="&quot;Poland&quot;," calcext:value-type="string">
            <text:p>"Poland",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/>
          <table:table-cell table:formula="of:=CONCATENATE([.B153]; &quot;,&quot;)" office:value-type="string" office:string-value="351," calcext:value-type="string">
            <text:p>351,</text:p>
          </table:table-cell>
          <table:table-cell table:formula="of:=CONCATENATE(&quot;&quot;&quot;&quot;;[.C153]; &quot;&quot;&quot;&quot;; &quot;,&quot;)" office:value-type="string" office:string-value="&quot;PT&quot;," calcext:value-type="string">
            <text:p>"PT",</text:p>
          </table:table-cell>
          <table:table-cell table:formula="of:=CONCATENATE(&quot;&quot;&quot;&quot;;[.D153]; &quot;&quot;&quot;&quot;; &quot;,&quot;)" office:value-type="string" office:string-value="&quot;Portugal&quot;," calcext:value-type="string">
            <text:p>"Portugal",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/>
          <table:table-cell table:formula="of:=CONCATENATE([.B154]; &quot;,&quot;)" office:value-type="string" office:string-value="974," calcext:value-type="string">
            <text:p>974,</text:p>
          </table:table-cell>
          <table:table-cell table:formula="of:=CONCATENATE(&quot;&quot;&quot;&quot;;[.C154]; &quot;&quot;&quot;&quot;; &quot;,&quot;)" office:value-type="string" office:string-value="&quot;QA&quot;," calcext:value-type="string">
            <text:p>"QA",</text:p>
          </table:table-cell>
          <table:table-cell table:formula="of:=CONCATENATE(&quot;&quot;&quot;&quot;;[.D154]; &quot;&quot;&quot;&quot;; &quot;,&quot;)" office:value-type="string" office:string-value="&quot;Qatar&quot;," calcext:value-type="string">
            <text:p>"Qatar",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/>
          <table:table-cell table:formula="of:=CONCATENATE([.B155]; &quot;,&quot;)" office:value-type="string" office:string-value="40," calcext:value-type="string">
            <text:p>40,</text:p>
          </table:table-cell>
          <table:table-cell table:formula="of:=CONCATENATE(&quot;&quot;&quot;&quot;;[.C155]; &quot;&quot;&quot;&quot;; &quot;,&quot;)" office:value-type="string" office:string-value="&quot;RO&quot;," calcext:value-type="string">
            <text:p>"RO",</text:p>
          </table:table-cell>
          <table:table-cell table:formula="of:=CONCATENATE(&quot;&quot;&quot;&quot;;[.D155]; &quot;&quot;&quot;&quot;; &quot;,&quot;)" office:value-type="string" office:string-value="&quot;Romania&quot;," calcext:value-type="string">
            <text:p>"Romania"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</text:p>
          </table:table-cell>
          <table:table-cell table:style-name="ce2" office:value-type="string" calcext:value-type="string">
            <text:p>Russia</text:p>
          </table:table-cell>
          <table:table-cell/>
          <table:table-cell table:formula="of:=CONCATENATE([.B156]; &quot;,&quot;)" office:value-type="string" office:string-value="7," calcext:value-type="string">
            <text:p>7,</text:p>
          </table:table-cell>
          <table:table-cell table:formula="of:=CONCATENATE(&quot;&quot;&quot;&quot;;[.C156]; &quot;&quot;&quot;&quot;; &quot;,&quot;)" office:value-type="string" office:string-value="&quot;RU&quot;," calcext:value-type="string">
            <text:p>"RU",</text:p>
          </table:table-cell>
          <table:table-cell table:formula="of:=CONCATENATE(&quot;&quot;&quot;&quot;;[.D156]; &quot;&quot;&quot;&quot;; &quot;,&quot;)" office:value-type="string" office:string-value="&quot;Russia&quot;," calcext:value-type="string">
            <text:p>"Russia",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/>
          <table:table-cell table:formula="of:=CONCATENATE([.B157]; &quot;,&quot;)" office:value-type="string" office:string-value="250," calcext:value-type="string">
            <text:p>250,</text:p>
          </table:table-cell>
          <table:table-cell table:formula="of:=CONCATENATE(&quot;&quot;&quot;&quot;;[.C157]; &quot;&quot;&quot;&quot;; &quot;,&quot;)" office:value-type="string" office:string-value="&quot;RW&quot;," calcext:value-type="string">
            <text:p>"RW",</text:p>
          </table:table-cell>
          <table:table-cell table:formula="of:=CONCATENATE(&quot;&quot;&quot;&quot;;[.D157]; &quot;&quot;&quot;&quot;; &quot;,&quot;)" office:value-type="string" office:string-value="&quot;Rwanda&quot;," calcext:value-type="string">
            <text:p>"Rwanda",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</text:p>
          </table:table-cell>
          <table:table-cell/>
          <table:table-cell table:formula="of:=CONCATENATE([.B158]; &quot;,&quot;)" office:value-type="string" office:string-value="290," calcext:value-type="string">
            <text:p>290,</text:p>
          </table:table-cell>
          <table:table-cell table:formula="of:=CONCATENATE(&quot;&quot;&quot;&quot;;[.C158]; &quot;&quot;&quot;&quot;; &quot;,&quot;)" office:value-type="string" office:string-value="&quot;SH&quot;," calcext:value-type="string">
            <text:p>"SH",</text:p>
          </table:table-cell>
          <table:table-cell table:formula="of:=CONCATENATE(&quot;&quot;&quot;&quot;;[.D158]; &quot;&quot;&quot;&quot;; &quot;,&quot;)" office:value-type="string" office:string-value="&quot;Saint Helena&quot;," calcext:value-type="string">
            <text:p>"Saint Helena",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SM</text:p>
          </table:table-cell>
          <table:table-cell table:style-name="ce2" office:value-type="string" calcext:value-type="string">
            <text:p>San Marino</text:p>
          </table:table-cell>
          <table:table-cell/>
          <table:table-cell table:formula="of:=CONCATENATE([.B159]; &quot;,&quot;)" office:value-type="string" office:string-value="378," calcext:value-type="string">
            <text:p>378,</text:p>
          </table:table-cell>
          <table:table-cell table:formula="of:=CONCATENATE(&quot;&quot;&quot;&quot;;[.C159]; &quot;&quot;&quot;&quot;; &quot;,&quot;)" office:value-type="string" office:string-value="&quot;SM&quot;," calcext:value-type="string">
            <text:p>"SM",</text:p>
          </table:table-cell>
          <table:table-cell table:formula="of:=CONCATENATE(&quot;&quot;&quot;&quot;;[.D159]; &quot;&quot;&quot;&quot;; &quot;,&quot;)" office:value-type="string" office:string-value="&quot;San Marino&quot;," calcext:value-type="string">
            <text:p>"San Marino",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ST</text:p>
          </table:table-cell>
          <table:table-cell table:style-name="ce5" office:value-type="string" calcext:value-type="string">
            <text:p>São Tomé &amp; Príncipe</text:p>
          </table:table-cell>
          <table:table-cell/>
          <table:table-cell table:formula="of:=CONCATENATE([.B160]; &quot;,&quot;)" office:value-type="string" office:string-value="239," calcext:value-type="string">
            <text:p>239,</text:p>
          </table:table-cell>
          <table:table-cell table:formula="of:=CONCATENATE(&quot;&quot;&quot;&quot;;[.C160]; &quot;&quot;&quot;&quot;; &quot;,&quot;)" office:value-type="string" office:string-value="&quot;ST&quot;," calcext:value-type="string">
            <text:p>"ST",</text:p>
          </table:table-cell>
          <table:table-cell table:formula="of:=CONCATENATE(&quot;&quot;&quot;&quot;;[.D160]; &quot;&quot;&quot;&quot;; &quot;,&quot;)" office:value-type="string" office:string-value="&quot;São Tomé &amp; Príncipe&quot;," calcext:value-type="string">
            <text:p>"São Tomé &amp; Príncipe",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/>
          <table:table-cell table:formula="of:=CONCATENATE([.B161]; &quot;,&quot;)" office:value-type="string" office:string-value="966," calcext:value-type="string">
            <text:p>966,</text:p>
          </table:table-cell>
          <table:table-cell table:formula="of:=CONCATENATE(&quot;&quot;&quot;&quot;;[.C161]; &quot;&quot;&quot;&quot;; &quot;,&quot;)" office:value-type="string" office:string-value="&quot;SA&quot;," calcext:value-type="string">
            <text:p>"SA",</text:p>
          </table:table-cell>
          <table:table-cell table:formula="of:=CONCATENATE(&quot;&quot;&quot;&quot;;[.D161]; &quot;&quot;&quot;&quot;; &quot;,&quot;)" office:value-type="string" office:string-value="&quot;Saudi Arabia&quot;," calcext:value-type="string">
            <text:p>"Saudi Arabia",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/>
          <table:table-cell table:formula="of:=CONCATENATE([.B162]; &quot;,&quot;)" office:value-type="string" office:string-value="221," calcext:value-type="string">
            <text:p>221,</text:p>
          </table:table-cell>
          <table:table-cell table:formula="of:=CONCATENATE(&quot;&quot;&quot;&quot;;[.C162]; &quot;&quot;&quot;&quot;; &quot;,&quot;)" office:value-type="string" office:string-value="&quot;SN&quot;," calcext:value-type="string">
            <text:p>"SN",</text:p>
          </table:table-cell>
          <table:table-cell table:formula="of:=CONCATENATE(&quot;&quot;&quot;&quot;;[.D162]; &quot;&quot;&quot;&quot;; &quot;,&quot;)" office:value-type="string" office:string-value="&quot;Senegal&quot;," calcext:value-type="string">
            <text:p>"Senegal",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Serbia</text:p>
          </table:table-cell>
          <table:table-cell/>
          <table:table-cell table:formula="of:=CONCATENATE([.B163]; &quot;,&quot;)" office:value-type="string" office:string-value="381," calcext:value-type="string">
            <text:p>381,</text:p>
          </table:table-cell>
          <table:table-cell table:formula="of:=CONCATENATE(&quot;&quot;&quot;&quot;;[.C163]; &quot;&quot;&quot;&quot;; &quot;,&quot;)" office:value-type="string" office:string-value="&quot;RS&quot;," calcext:value-type="string">
            <text:p>"RS",</text:p>
          </table:table-cell>
          <table:table-cell table:formula="of:=CONCATENATE(&quot;&quot;&quot;&quot;;[.D163]; &quot;&quot;&quot;&quot;; &quot;,&quot;)" office:value-type="string" office:string-value="&quot;Serbia&quot;," calcext:value-type="string">
            <text:p>"Serbia",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/>
          <table:table-cell table:formula="of:=CONCATENATE([.B164]; &quot;,&quot;)" office:value-type="string" office:string-value="248," calcext:value-type="string">
            <text:p>248,</text:p>
          </table:table-cell>
          <table:table-cell table:formula="of:=CONCATENATE(&quot;&quot;&quot;&quot;;[.C164]; &quot;&quot;&quot;&quot;; &quot;,&quot;)" office:value-type="string" office:string-value="&quot;SC&quot;," calcext:value-type="string">
            <text:p>"SC",</text:p>
          </table:table-cell>
          <table:table-cell table:formula="of:=CONCATENATE(&quot;&quot;&quot;&quot;;[.D164]; &quot;&quot;&quot;&quot;; &quot;,&quot;)" office:value-type="string" office:string-value="&quot;Seychelles&quot;," calcext:value-type="string">
            <text:p>"Seychelles",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/>
          <table:table-cell table:formula="of:=CONCATENATE([.B165]; &quot;,&quot;)" office:value-type="string" office:string-value="232," calcext:value-type="string">
            <text:p>232,</text:p>
          </table:table-cell>
          <table:table-cell table:formula="of:=CONCATENATE(&quot;&quot;&quot;&quot;;[.C165]; &quot;&quot;&quot;&quot;; &quot;,&quot;)" office:value-type="string" office:string-value="&quot;SL&quot;," calcext:value-type="string">
            <text:p>"SL",</text:p>
          </table:table-cell>
          <table:table-cell table:formula="of:=CONCATENATE(&quot;&quot;&quot;&quot;;[.D165]; &quot;&quot;&quot;&quot;; &quot;,&quot;)" office:value-type="string" office:string-value="&quot;Sierra Leone&quot;," calcext:value-type="string">
            <text:p>"Sierra Leone",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/>
          <table:table-cell table:formula="of:=CONCATENATE([.B166]; &quot;,&quot;)" office:value-type="string" office:string-value="65," calcext:value-type="string">
            <text:p>65,</text:p>
          </table:table-cell>
          <table:table-cell table:formula="of:=CONCATENATE(&quot;&quot;&quot;&quot;;[.C166]; &quot;&quot;&quot;&quot;; &quot;,&quot;)" office:value-type="string" office:string-value="&quot;SG&quot;," calcext:value-type="string">
            <text:p>"SG",</text:p>
          </table:table-cell>
          <table:table-cell table:formula="of:=CONCATENATE(&quot;&quot;&quot;&quot;;[.D166]; &quot;&quot;&quot;&quot;; &quot;,&quot;)" office:value-type="string" office:string-value="&quot;Singapore&quot;," calcext:value-type="string">
            <text:p>"Singapore",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/>
          <table:table-cell table:formula="of:=CONCATENATE([.B167]; &quot;,&quot;)" office:value-type="string" office:string-value="421," calcext:value-type="string">
            <text:p>421,</text:p>
          </table:table-cell>
          <table:table-cell table:formula="of:=CONCATENATE(&quot;&quot;&quot;&quot;;[.C167]; &quot;&quot;&quot;&quot;; &quot;,&quot;)" office:value-type="string" office:string-value="&quot;SK&quot;," calcext:value-type="string">
            <text:p>"SK",</text:p>
          </table:table-cell>
          <table:table-cell table:formula="of:=CONCATENATE(&quot;&quot;&quot;&quot;;[.D167]; &quot;&quot;&quot;&quot;; &quot;,&quot;)" office:value-type="string" office:string-value="&quot;Slovakia&quot;," calcext:value-type="string">
            <text:p>"Slovakia",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/>
          <table:table-cell table:formula="of:=CONCATENATE([.B168]; &quot;,&quot;)" office:value-type="string" office:string-value="386," calcext:value-type="string">
            <text:p>386,</text:p>
          </table:table-cell>
          <table:table-cell table:formula="of:=CONCATENATE(&quot;&quot;&quot;&quot;;[.C168]; &quot;&quot;&quot;&quot;; &quot;,&quot;)" office:value-type="string" office:string-value="&quot;SI&quot;," calcext:value-type="string">
            <text:p>"SI",</text:p>
          </table:table-cell>
          <table:table-cell table:formula="of:=CONCATENATE(&quot;&quot;&quot;&quot;;[.D168]; &quot;&quot;&quot;&quot;; &quot;,&quot;)" office:value-type="string" office:string-value="&quot;Slovenia&quot;," calcext:value-type="string">
            <text:p>"Slovenia",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/>
          <table:table-cell table:formula="of:=CONCATENATE([.B169]; &quot;,&quot;)" office:value-type="string" office:string-value="677," calcext:value-type="string">
            <text:p>677,</text:p>
          </table:table-cell>
          <table:table-cell table:formula="of:=CONCATENATE(&quot;&quot;&quot;&quot;;[.C169]; &quot;&quot;&quot;&quot;; &quot;,&quot;)" office:value-type="string" office:string-value="&quot;SB&quot;," calcext:value-type="string">
            <text:p>"SB",</text:p>
          </table:table-cell>
          <table:table-cell table:formula="of:=CONCATENATE(&quot;&quot;&quot;&quot;;[.D169]; &quot;&quot;&quot;&quot;; &quot;,&quot;)" office:value-type="string" office:string-value="&quot;Solomon Islands&quot;," calcext:value-type="string">
            <text:p>"Solomon Islands",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/>
          <table:table-cell table:formula="of:=CONCATENATE([.B170]; &quot;,&quot;)" office:value-type="string" office:string-value="252," calcext:value-type="string">
            <text:p>252,</text:p>
          </table:table-cell>
          <table:table-cell table:formula="of:=CONCATENATE(&quot;&quot;&quot;&quot;;[.C170]; &quot;&quot;&quot;&quot;; &quot;,&quot;)" office:value-type="string" office:string-value="&quot;SO&quot;," calcext:value-type="string">
            <text:p>"SO",</text:p>
          </table:table-cell>
          <table:table-cell table:formula="of:=CONCATENATE(&quot;&quot;&quot;&quot;;[.D170]; &quot;&quot;&quot;&quot;; &quot;,&quot;)" office:value-type="string" office:string-value="&quot;Somalia&quot;," calcext:value-type="string">
            <text:p>"Somalia",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/>
          <table:table-cell table:formula="of:=CONCATENATE([.B171]; &quot;,&quot;)" office:value-type="string" office:string-value="27," calcext:value-type="string">
            <text:p>27,</text:p>
          </table:table-cell>
          <table:table-cell table:formula="of:=CONCATENATE(&quot;&quot;&quot;&quot;;[.C171]; &quot;&quot;&quot;&quot;; &quot;,&quot;)" office:value-type="string" office:string-value="&quot;ZA&quot;," calcext:value-type="string">
            <text:p>"ZA",</text:p>
          </table:table-cell>
          <table:table-cell table:formula="of:=CONCATENATE(&quot;&quot;&quot;&quot;;[.D171]; &quot;&quot;&quot;&quot;; &quot;,&quot;)" office:value-type="string" office:string-value="&quot;South Africa&quot;," calcext:value-type="string">
            <text:p>"South Africa",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/>
          <table:table-cell table:formula="of:=CONCATENATE([.B172]; &quot;,&quot;)" office:value-type="string" office:string-value="34," calcext:value-type="string">
            <text:p>34,</text:p>
          </table:table-cell>
          <table:table-cell table:formula="of:=CONCATENATE(&quot;&quot;&quot;&quot;;[.C172]; &quot;&quot;&quot;&quot;; &quot;,&quot;)" office:value-type="string" office:string-value="&quot;ES&quot;," calcext:value-type="string">
            <text:p>"ES",</text:p>
          </table:table-cell>
          <table:table-cell table:formula="of:=CONCATENATE(&quot;&quot;&quot;&quot;;[.D172]; &quot;&quot;&quot;&quot;; &quot;,&quot;)" office:value-type="string" office:string-value="&quot;Spain&quot;," calcext:value-type="string">
            <text:p>"Spain",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/>
          <table:table-cell table:formula="of:=CONCATENATE([.B173]; &quot;,&quot;)" office:value-type="string" office:string-value="94," calcext:value-type="string">
            <text:p>94,</text:p>
          </table:table-cell>
          <table:table-cell table:formula="of:=CONCATENATE(&quot;&quot;&quot;&quot;;[.C173]; &quot;&quot;&quot;&quot;; &quot;,&quot;)" office:value-type="string" office:string-value="&quot;LK&quot;," calcext:value-type="string">
            <text:p>"LK",</text:p>
          </table:table-cell>
          <table:table-cell table:formula="of:=CONCATENATE(&quot;&quot;&quot;&quot;;[.D173]; &quot;&quot;&quot;&quot;; &quot;,&quot;)" office:value-type="string" office:string-value="&quot;Sri Lanka&quot;," calcext:value-type="string">
            <text:p>"Sri Lanka",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M</text:p>
          </table:table-cell>
          <table:table-cell table:style-name="ce5" office:value-type="string" calcext:value-type="string">
            <text:p>St Pierre &amp; Miquélon</text:p>
          </table:table-cell>
          <table:table-cell/>
          <table:table-cell table:formula="of:=CONCATENATE([.B174]; &quot;,&quot;)" office:value-type="string" office:string-value="508," calcext:value-type="string">
            <text:p>508,</text:p>
          </table:table-cell>
          <table:table-cell table:formula="of:=CONCATENATE(&quot;&quot;&quot;&quot;;[.C174]; &quot;&quot;&quot;&quot;; &quot;,&quot;)" office:value-type="string" office:string-value="&quot;PM&quot;," calcext:value-type="string">
            <text:p>"PM",</text:p>
          </table:table-cell>
          <table:table-cell table:formula="of:=CONCATENATE(&quot;&quot;&quot;&quot;;[.D174]; &quot;&quot;&quot;&quot;; &quot;,&quot;)" office:value-type="string" office:string-value="&quot;St Pierre &amp; Miquélon&quot;," calcext:value-type="string">
            <text:p>"St Pierre &amp; Miquélon",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/>
          <table:table-cell table:formula="of:=CONCATENATE([.B175]; &quot;,&quot;)" office:value-type="string" office:string-value="249," calcext:value-type="string">
            <text:p>249,</text:p>
          </table:table-cell>
          <table:table-cell table:formula="of:=CONCATENATE(&quot;&quot;&quot;&quot;;[.C175]; &quot;&quot;&quot;&quot;; &quot;,&quot;)" office:value-type="string" office:string-value="&quot;SD&quot;," calcext:value-type="string">
            <text:p>"SD",</text:p>
          </table:table-cell>
          <table:table-cell table:formula="of:=CONCATENATE(&quot;&quot;&quot;&quot;;[.D175]; &quot;&quot;&quot;&quot;; &quot;,&quot;)" office:value-type="string" office:string-value="&quot;Sudan&quot;," calcext:value-type="string">
            <text:p>"Sudan",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/>
          <table:table-cell table:formula="of:=CONCATENATE([.B176]; &quot;,&quot;)" office:value-type="string" office:string-value="597," calcext:value-type="string">
            <text:p>597,</text:p>
          </table:table-cell>
          <table:table-cell table:formula="of:=CONCATENATE(&quot;&quot;&quot;&quot;;[.C176]; &quot;&quot;&quot;&quot;; &quot;,&quot;)" office:value-type="string" office:string-value="&quot;SR&quot;," calcext:value-type="string">
            <text:p>"SR",</text:p>
          </table:table-cell>
          <table:table-cell table:formula="of:=CONCATENATE(&quot;&quot;&quot;&quot;;[.D176]; &quot;&quot;&quot;&quot;; &quot;,&quot;)" office:value-type="string" office:string-value="&quot;Suriname&quot;," calcext:value-type="string">
            <text:p>"Suriname",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waziland</text:p>
          </table:table-cell>
          <table:table-cell/>
          <table:table-cell table:formula="of:=CONCATENATE([.B177]; &quot;,&quot;)" office:value-type="string" office:string-value="268," calcext:value-type="string">
            <text:p>268,</text:p>
          </table:table-cell>
          <table:table-cell table:formula="of:=CONCATENATE(&quot;&quot;&quot;&quot;;[.C177]; &quot;&quot;&quot;&quot;; &quot;,&quot;)" office:value-type="string" office:string-value="&quot;SQ&quot;," calcext:value-type="string">
            <text:p>"SQ",</text:p>
          </table:table-cell>
          <table:table-cell table:formula="of:=CONCATENATE(&quot;&quot;&quot;&quot;;[.D177]; &quot;&quot;&quot;&quot;; &quot;,&quot;)" office:value-type="string" office:string-value="&quot;Swaziland&quot;," calcext:value-type="string">
            <text:p>"Swaziland",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/>
          <table:table-cell table:formula="of:=CONCATENATE([.B178]; &quot;,&quot;)" office:value-type="string" office:string-value="46," calcext:value-type="string">
            <text:p>46,</text:p>
          </table:table-cell>
          <table:table-cell table:formula="of:=CONCATENATE(&quot;&quot;&quot;&quot;;[.C178]; &quot;&quot;&quot;&quot;; &quot;,&quot;)" office:value-type="string" office:string-value="&quot;SE&quot;," calcext:value-type="string">
            <text:p>"SE",</text:p>
          </table:table-cell>
          <table:table-cell table:formula="of:=CONCATENATE(&quot;&quot;&quot;&quot;;[.D178]; &quot;&quot;&quot;&quot;; &quot;,&quot;)" office:value-type="string" office:string-value="&quot;Sweden&quot;," calcext:value-type="string">
            <text:p>"Sweden",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/>
          <table:table-cell table:formula="of:=CONCATENATE([.B179]; &quot;,&quot;)" office:value-type="string" office:string-value="41," calcext:value-type="string">
            <text:p>41,</text:p>
          </table:table-cell>
          <table:table-cell table:formula="of:=CONCATENATE(&quot;&quot;&quot;&quot;;[.C179]; &quot;&quot;&quot;&quot;; &quot;,&quot;)" office:value-type="string" office:string-value="&quot;CH&quot;," calcext:value-type="string">
            <text:p>"CH",</text:p>
          </table:table-cell>
          <table:table-cell table:formula="of:=CONCATENATE(&quot;&quot;&quot;&quot;;[.D179]; &quot;&quot;&quot;&quot;; &quot;,&quot;)" office:value-type="string" office:string-value="&quot;Switzerland&quot;," calcext:value-type="string">
            <text:p>"Switzerland",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/>
          <table:table-cell table:formula="of:=CONCATENATE([.B180]; &quot;,&quot;)" office:value-type="string" office:string-value="963," calcext:value-type="string">
            <text:p>963,</text:p>
          </table:table-cell>
          <table:table-cell table:formula="of:=CONCATENATE(&quot;&quot;&quot;&quot;;[.C180]; &quot;&quot;&quot;&quot;; &quot;,&quot;)" office:value-type="string" office:string-value="&quot;SY&quot;," calcext:value-type="string">
            <text:p>"SY",</text:p>
          </table:table-cell>
          <table:table-cell table:formula="of:=CONCATENATE(&quot;&quot;&quot;&quot;;[.D180]; &quot;&quot;&quot;&quot;; &quot;,&quot;)" office:value-type="string" office:string-value="&quot;Syria&quot;," calcext:value-type="string">
            <text:p>"Syria",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TW</text:p>
          </table:table-cell>
          <table:table-cell table:style-name="ce2" office:value-type="string" calcext:value-type="string">
            <text:p>Taiwan</text:p>
          </table:table-cell>
          <table:table-cell/>
          <table:table-cell table:formula="of:=CONCATENATE([.B181]; &quot;,&quot;)" office:value-type="string" office:string-value="886," calcext:value-type="string">
            <text:p>886,</text:p>
          </table:table-cell>
          <table:table-cell table:formula="of:=CONCATENATE(&quot;&quot;&quot;&quot;;[.C181]; &quot;&quot;&quot;&quot;; &quot;,&quot;)" office:value-type="string" office:string-value="&quot;TW&quot;," calcext:value-type="string">
            <text:p>"TW",</text:p>
          </table:table-cell>
          <table:table-cell table:formula="of:=CONCATENATE(&quot;&quot;&quot;&quot;;[.D181]; &quot;&quot;&quot;&quot;; &quot;,&quot;)" office:value-type="string" office:string-value="&quot;Taiwan&quot;," calcext:value-type="string">
            <text:p>"Taiwan",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TJ</text:p>
          </table:table-cell>
          <table:table-cell table:style-name="ce2" office:value-type="string" calcext:value-type="string">
            <text:p>Tajikistan</text:p>
          </table:table-cell>
          <table:table-cell/>
          <table:table-cell table:formula="of:=CONCATENATE([.B182]; &quot;,&quot;)" office:value-type="string" office:string-value="992," calcext:value-type="string">
            <text:p>992,</text:p>
          </table:table-cell>
          <table:table-cell table:formula="of:=CONCATENATE(&quot;&quot;&quot;&quot;;[.C182]; &quot;&quot;&quot;&quot;; &quot;,&quot;)" office:value-type="string" office:string-value="&quot;TJ&quot;," calcext:value-type="string">
            <text:p>"TJ",</text:p>
          </table:table-cell>
          <table:table-cell table:formula="of:=CONCATENATE(&quot;&quot;&quot;&quot;;[.D182]; &quot;&quot;&quot;&quot;; &quot;,&quot;)" office:value-type="string" office:string-value="&quot;Tajikistan&quot;," calcext:value-type="string">
            <text:p>"Tajikistan",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/>
          <table:table-cell table:formula="of:=CONCATENATE([.B183]; &quot;,&quot;)" office:value-type="string" office:string-value="255," calcext:value-type="string">
            <text:p>255,</text:p>
          </table:table-cell>
          <table:table-cell table:formula="of:=CONCATENATE(&quot;&quot;&quot;&quot;;[.C183]; &quot;&quot;&quot;&quot;; &quot;,&quot;)" office:value-type="string" office:string-value="&quot;TZ&quot;," calcext:value-type="string">
            <text:p>"TZ",</text:p>
          </table:table-cell>
          <table:table-cell table:formula="of:=CONCATENATE(&quot;&quot;&quot;&quot;;[.D183]; &quot;&quot;&quot;&quot;; &quot;,&quot;)" office:value-type="string" office:string-value="&quot;Tanzania&quot;," calcext:value-type="string">
            <text:p>"Tanzania",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/>
          <table:table-cell table:formula="of:=CONCATENATE([.B184]; &quot;,&quot;)" office:value-type="string" office:string-value="66," calcext:value-type="string">
            <text:p>66,</text:p>
          </table:table-cell>
          <table:table-cell table:formula="of:=CONCATENATE(&quot;&quot;&quot;&quot;;[.C184]; &quot;&quot;&quot;&quot;; &quot;,&quot;)" office:value-type="string" office:string-value="&quot;TH&quot;," calcext:value-type="string">
            <text:p>"TH",</text:p>
          </table:table-cell>
          <table:table-cell table:formula="of:=CONCATENATE(&quot;&quot;&quot;&quot;;[.D184]; &quot;&quot;&quot;&quot;; &quot;,&quot;)" office:value-type="string" office:string-value="&quot;Thailand&quot;," calcext:value-type="string">
            <text:p>"Thailand",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TL</text:p>
          </table:table-cell>
          <table:table-cell table:style-name="ce2" office:value-type="string" calcext:value-type="string">
            <text:p>Timor-Leste</text:p>
          </table:table-cell>
          <table:table-cell/>
          <table:table-cell table:formula="of:=CONCATENATE([.B185]; &quot;,&quot;)" office:value-type="string" office:string-value="670," calcext:value-type="string">
            <text:p>670,</text:p>
          </table:table-cell>
          <table:table-cell table:formula="of:=CONCATENATE(&quot;&quot;&quot;&quot;;[.C185]; &quot;&quot;&quot;&quot;; &quot;,&quot;)" office:value-type="string" office:string-value="&quot;TL&quot;," calcext:value-type="string">
            <text:p>"TL",</text:p>
          </table:table-cell>
          <table:table-cell table:formula="of:=CONCATENATE(&quot;&quot;&quot;&quot;;[.D185]; &quot;&quot;&quot;&quot;; &quot;,&quot;)" office:value-type="string" office:string-value="&quot;Timor-Leste&quot;," calcext:value-type="string">
            <text:p>"Timor-Leste",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/>
          <table:table-cell table:formula="of:=CONCATENATE([.B186]; &quot;,&quot;)" office:value-type="string" office:string-value="228," calcext:value-type="string">
            <text:p>228,</text:p>
          </table:table-cell>
          <table:table-cell table:formula="of:=CONCATENATE(&quot;&quot;&quot;&quot;;[.C186]; &quot;&quot;&quot;&quot;; &quot;,&quot;)" office:value-type="string" office:string-value="&quot;TG&quot;," calcext:value-type="string">
            <text:p>"TG",</text:p>
          </table:table-cell>
          <table:table-cell table:formula="of:=CONCATENATE(&quot;&quot;&quot;&quot;;[.D186]; &quot;&quot;&quot;&quot;; &quot;,&quot;)" office:value-type="string" office:string-value="&quot;Togo&quot;," calcext:value-type="string">
            <text:p>"Togo",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/>
          <table:table-cell table:formula="of:=CONCATENATE([.B187]; &quot;,&quot;)" office:value-type="string" office:string-value="690," calcext:value-type="string">
            <text:p>690,</text:p>
          </table:table-cell>
          <table:table-cell table:formula="of:=CONCATENATE(&quot;&quot;&quot;&quot;;[.C187]; &quot;&quot;&quot;&quot;; &quot;,&quot;)" office:value-type="string" office:string-value="&quot;TK&quot;," calcext:value-type="string">
            <text:p>"TK",</text:p>
          </table:table-cell>
          <table:table-cell table:formula="of:=CONCATENATE(&quot;&quot;&quot;&quot;;[.D187]; &quot;&quot;&quot;&quot;; &quot;,&quot;)" office:value-type="string" office:string-value="&quot;Tokelau&quot;," calcext:value-type="string">
            <text:p>"Tokelau",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/>
          <table:table-cell table:formula="of:=CONCATENATE([.B188]; &quot;,&quot;)" office:value-type="string" office:string-value="676," calcext:value-type="string">
            <text:p>676,</text:p>
          </table:table-cell>
          <table:table-cell table:formula="of:=CONCATENATE(&quot;&quot;&quot;&quot;;[.C188]; &quot;&quot;&quot;&quot;; &quot;,&quot;)" office:value-type="string" office:string-value="&quot;TO&quot;," calcext:value-type="string">
            <text:p>"TO",</text:p>
          </table:table-cell>
          <table:table-cell table:formula="of:=CONCATENATE(&quot;&quot;&quot;&quot;;[.D188]; &quot;&quot;&quot;&quot;; &quot;,&quot;)" office:value-type="string" office:string-value="&quot;Tonga&quot;," calcext:value-type="string">
            <text:p>"Tonga",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TN</text:p>
          </table:table-cell>
          <table:table-cell table:style-name="ce2" office:value-type="string" calcext:value-type="string">
            <text:p>Tunisia</text:p>
          </table:table-cell>
          <table:table-cell/>
          <table:table-cell table:formula="of:=CONCATENATE([.B189]; &quot;,&quot;)" office:value-type="string" office:string-value="216," calcext:value-type="string">
            <text:p>216,</text:p>
          </table:table-cell>
          <table:table-cell table:formula="of:=CONCATENATE(&quot;&quot;&quot;&quot;;[.C189]; &quot;&quot;&quot;&quot;; &quot;,&quot;)" office:value-type="string" office:string-value="&quot;TN&quot;," calcext:value-type="string">
            <text:p>"TN",</text:p>
          </table:table-cell>
          <table:table-cell table:formula="of:=CONCATENATE(&quot;&quot;&quot;&quot;;[.D189]; &quot;&quot;&quot;&quot;; &quot;,&quot;)" office:value-type="string" office:string-value="&quot;Tunisia&quot;," calcext:value-type="string">
            <text:p>"Tunisia",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/>
          <table:table-cell table:formula="of:=CONCATENATE([.B190]; &quot;,&quot;)" office:value-type="string" office:string-value="90," calcext:value-type="string">
            <text:p>90,</text:p>
          </table:table-cell>
          <table:table-cell table:formula="of:=CONCATENATE(&quot;&quot;&quot;&quot;;[.C190]; &quot;&quot;&quot;&quot;; &quot;,&quot;)" office:value-type="string" office:string-value="&quot;TR&quot;," calcext:value-type="string">
            <text:p>"TR",</text:p>
          </table:table-cell>
          <table:table-cell table:formula="of:=CONCATENATE(&quot;&quot;&quot;&quot;;[.D190]; &quot;&quot;&quot;&quot;; &quot;,&quot;)" office:value-type="string" office:string-value="&quot;Turkey&quot;," calcext:value-type="string">
            <text:p>"Turkey",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/>
          <table:table-cell table:formula="of:=CONCATENATE([.B191]; &quot;,&quot;)" office:value-type="string" office:string-value="993," calcext:value-type="string">
            <text:p>993,</text:p>
          </table:table-cell>
          <table:table-cell table:formula="of:=CONCATENATE(&quot;&quot;&quot;&quot;;[.C191]; &quot;&quot;&quot;&quot;; &quot;,&quot;)" office:value-type="string" office:string-value="&quot;TM&quot;," calcext:value-type="string">
            <text:p>"TM",</text:p>
          </table:table-cell>
          <table:table-cell table:formula="of:=CONCATENATE(&quot;&quot;&quot;&quot;;[.D191]; &quot;&quot;&quot;&quot;; &quot;,&quot;)" office:value-type="string" office:string-value="&quot;Turkmenistan&quot;," calcext:value-type="string">
            <text:p>"Turkmenistan",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/>
          <table:table-cell table:formula="of:=CONCATENATE([.B192]; &quot;,&quot;)" office:value-type="string" office:string-value="688," calcext:value-type="string">
            <text:p>688,</text:p>
          </table:table-cell>
          <table:table-cell table:formula="of:=CONCATENATE(&quot;&quot;&quot;&quot;;[.C192]; &quot;&quot;&quot;&quot;; &quot;,&quot;)" office:value-type="string" office:string-value="&quot;TV&quot;," calcext:value-type="string">
            <text:p>"TV",</text:p>
          </table:table-cell>
          <table:table-cell table:formula="of:=CONCATENATE(&quot;&quot;&quot;&quot;;[.D192]; &quot;&quot;&quot;&quot;; &quot;,&quot;)" office:value-type="string" office:string-value="&quot;Tuvalu&quot;," calcext:value-type="string">
            <text:p>"Tuvalu",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/>
          <table:table-cell table:formula="of:=CONCATENATE([.B193]; &quot;,&quot;)" office:value-type="string" office:string-value="256," calcext:value-type="string">
            <text:p>256,</text:p>
          </table:table-cell>
          <table:table-cell table:formula="of:=CONCATENATE(&quot;&quot;&quot;&quot;;[.C193]; &quot;&quot;&quot;&quot;; &quot;,&quot;)" office:value-type="string" office:string-value="&quot;UG&quot;," calcext:value-type="string">
            <text:p>"UG",</text:p>
          </table:table-cell>
          <table:table-cell table:formula="of:=CONCATENATE(&quot;&quot;&quot;&quot;;[.D193]; &quot;&quot;&quot;&quot;; &quot;,&quot;)" office:value-type="string" office:string-value="&quot;Uganda&quot;," calcext:value-type="string">
            <text:p>"Uganda",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/>
          <table:table-cell table:formula="of:=CONCATENATE([.B194]; &quot;,&quot;)" office:value-type="string" office:string-value="380," calcext:value-type="string">
            <text:p>380,</text:p>
          </table:table-cell>
          <table:table-cell table:formula="of:=CONCATENATE(&quot;&quot;&quot;&quot;;[.C194]; &quot;&quot;&quot;&quot;; &quot;,&quot;)" office:value-type="string" office:string-value="&quot;UA&quot;," calcext:value-type="string">
            <text:p>"UA",</text:p>
          </table:table-cell>
          <table:table-cell table:formula="of:=CONCATENATE(&quot;&quot;&quot;&quot;;[.D194]; &quot;&quot;&quot;&quot;; &quot;,&quot;)" office:value-type="string" office:string-value="&quot;Ukraine&quot;," calcext:value-type="string">
            <text:p>"Ukraine",</text:p>
          </table:table-cell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/>
          <table:table-cell table:formula="of:=CONCATENATE([.B195]; &quot;,&quot;)" office:value-type="string" office:string-value="971," calcext:value-type="string">
            <text:p>971,</text:p>
          </table:table-cell>
          <table:table-cell table:formula="of:=CONCATENATE(&quot;&quot;&quot;&quot;;[.C195]; &quot;&quot;&quot;&quot;; &quot;,&quot;)" office:value-type="string" office:string-value="&quot;AE&quot;," calcext:value-type="string">
            <text:p>"AE",</text:p>
          </table:table-cell>
          <table:table-cell table:formula="of:=CONCATENATE(&quot;&quot;&quot;&quot;;[.D195]; &quot;&quot;&quot;&quot;; &quot;,&quot;)" office:value-type="string" office:string-value="&quot;United Arab Emirates&quot;," calcext:value-type="string">
            <text:p>"United Arab Emirates",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K</text:p>
          </table:table-cell>
          <table:table-cell table:style-name="ce2" office:value-type="string" calcext:value-type="string">
            <text:p>United Kingdom</text:p>
          </table:table-cell>
          <table:table-cell/>
          <table:table-cell table:formula="of:=CONCATENATE([.B196]; &quot;,&quot;)" office:value-type="string" office:string-value="44," calcext:value-type="string">
            <text:p>44,</text:p>
          </table:table-cell>
          <table:table-cell table:formula="of:=CONCATENATE(&quot;&quot;&quot;&quot;;[.C196]; &quot;&quot;&quot;&quot;; &quot;,&quot;)" office:value-type="string" office:string-value="&quot;UK&quot;," calcext:value-type="string">
            <text:p>"UK",</text:p>
          </table:table-cell>
          <table:table-cell table:formula="of:=CONCATENATE(&quot;&quot;&quot;&quot;;[.D196]; &quot;&quot;&quot;&quot;; &quot;,&quot;)" office:value-type="string" office:string-value="&quot;United Kingdom&quot;," calcext:value-type="string">
            <text:p>"United Kingdom",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table:style-name="ce3" office:value-type="string" calcext:value-type="string">
            <text:p>United States</text:p>
          </table:table-cell>
          <table:table-cell/>
          <table:table-cell table:formula="of:=CONCATENATE([.B197]; &quot;,&quot;)" office:value-type="string" office:string-value="1," calcext:value-type="string">
            <text:p>1,</text:p>
          </table:table-cell>
          <table:table-cell table:formula="of:=CONCATENATE(&quot;&quot;&quot;&quot;;[.C197]; &quot;&quot;&quot;&quot;; &quot;,&quot;)" office:value-type="string" office:string-value="&quot;US&quot;," calcext:value-type="string">
            <text:p>"US",</text:p>
          </table:table-cell>
          <table:table-cell table:formula="of:=CONCATENATE(&quot;&quot;&quot;&quot;;[.D197]; &quot;&quot;&quot;&quot;; &quot;,&quot;)" office:value-type="string" office:string-value="&quot;United States&quot;," calcext:value-type="string">
            <text:p>"United States",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/>
          <table:table-cell table:formula="of:=CONCATENATE([.B198]; &quot;,&quot;)" office:value-type="string" office:string-value="598," calcext:value-type="string">
            <text:p>598,</text:p>
          </table:table-cell>
          <table:table-cell table:formula="of:=CONCATENATE(&quot;&quot;&quot;&quot;;[.C198]; &quot;&quot;&quot;&quot;; &quot;,&quot;)" office:value-type="string" office:string-value="&quot;UY&quot;," calcext:value-type="string">
            <text:p>"UY",</text:p>
          </table:table-cell>
          <table:table-cell table:formula="of:=CONCATENATE(&quot;&quot;&quot;&quot;;[.D198]; &quot;&quot;&quot;&quot;; &quot;,&quot;)" office:value-type="string" office:string-value="&quot;Uruguay&quot;," calcext:value-type="string">
            <text:p>"Uruguay",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UZ</text:p>
          </table:table-cell>
          <table:table-cell table:style-name="ce2" office:value-type="string" calcext:value-type="string">
            <text:p>Uzbekistan</text:p>
          </table:table-cell>
          <table:table-cell/>
          <table:table-cell table:formula="of:=CONCATENATE([.B199]; &quot;,&quot;)" office:value-type="string" office:string-value="998," calcext:value-type="string">
            <text:p>998,</text:p>
          </table:table-cell>
          <table:table-cell table:formula="of:=CONCATENATE(&quot;&quot;&quot;&quot;;[.C199]; &quot;&quot;&quot;&quot;; &quot;,&quot;)" office:value-type="string" office:string-value="&quot;UZ&quot;," calcext:value-type="string">
            <text:p>"UZ",</text:p>
          </table:table-cell>
          <table:table-cell table:formula="of:=CONCATENATE(&quot;&quot;&quot;&quot;;[.D199]; &quot;&quot;&quot;&quot;; &quot;,&quot;)" office:value-type="string" office:string-value="&quot;Uzbekistan&quot;," calcext:value-type="string">
            <text:p>"Uzbekistan",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/>
          <table:table-cell table:formula="of:=CONCATENATE([.B200]; &quot;,&quot;)" office:value-type="string" office:string-value="678," calcext:value-type="string">
            <text:p>678,</text:p>
          </table:table-cell>
          <table:table-cell table:formula="of:=CONCATENATE(&quot;&quot;&quot;&quot;;[.C200]; &quot;&quot;&quot;&quot;; &quot;,&quot;)" office:value-type="string" office:string-value="&quot;VU&quot;," calcext:value-type="string">
            <text:p>"VU",</text:p>
          </table:table-cell>
          <table:table-cell table:formula="of:=CONCATENATE(&quot;&quot;&quot;&quot;;[.D200]; &quot;&quot;&quot;&quot;; &quot;,&quot;)" office:value-type="string" office:string-value="&quot;Vanuatu&quot;," calcext:value-type="string">
            <text:p>"Vanuatu",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/>
          <table:table-cell table:formula="of:=CONCATENATE([.B201]; &quot;,&quot;)" office:value-type="string" office:string-value="58," calcext:value-type="string">
            <text:p>58,</text:p>
          </table:table-cell>
          <table:table-cell table:formula="of:=CONCATENATE(&quot;&quot;&quot;&quot;;[.C201]; &quot;&quot;&quot;&quot;; &quot;,&quot;)" office:value-type="string" office:string-value="&quot;VE&quot;," calcext:value-type="string">
            <text:p>"VE",</text:p>
          </table:table-cell>
          <table:table-cell table:formula="of:=CONCATENATE(&quot;&quot;&quot;&quot;;[.D201]; &quot;&quot;&quot;&quot;; &quot;,&quot;)" office:value-type="string" office:string-value="&quot;Venezuela&quot;," calcext:value-type="string">
            <text:p>"Venezuela",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/>
          <table:table-cell table:formula="of:=CONCATENATE([.B202]; &quot;,&quot;)" office:value-type="string" office:string-value="84," calcext:value-type="string">
            <text:p>84,</text:p>
          </table:table-cell>
          <table:table-cell table:formula="of:=CONCATENATE(&quot;&quot;&quot;&quot;;[.C202]; &quot;&quot;&quot;&quot;; &quot;,&quot;)" office:value-type="string" office:string-value="&quot;VN&quot;," calcext:value-type="string">
            <text:p>"VN",</text:p>
          </table:table-cell>
          <table:table-cell table:formula="of:=CONCATENATE(&quot;&quot;&quot;&quot;;[.D202]; &quot;&quot;&quot;&quot;; &quot;,&quot;)" office:value-type="string" office:string-value="&quot;Viet Nam&quot;," calcext:value-type="string">
            <text:p>"Viet Nam",</text:p>
          </table:table-cell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/>
          <table:table-cell table:formula="of:=CONCATENATE([.B203]; &quot;,&quot;)" office:value-type="string" office:string-value="681," calcext:value-type="string">
            <text:p>681,</text:p>
          </table:table-cell>
          <table:table-cell table:formula="of:=CONCATENATE(&quot;&quot;&quot;&quot;;[.C203]; &quot;&quot;&quot;&quot;; &quot;,&quot;)" office:value-type="string" office:string-value="&quot;WF&quot;," calcext:value-type="string">
            <text:p>"WF",</text:p>
          </table:table-cell>
          <table:table-cell table:formula="of:=CONCATENATE(&quot;&quot;&quot;&quot;;[.D203]; &quot;&quot;&quot;&quot;; &quot;,&quot;)" office:value-type="string" office:string-value="&quot;Wallis and Futuna&quot;," calcext:value-type="string">
            <text:p>"Wallis and Futuna",</text:p>
          </table:table-cell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estern Samoa</text:p>
          </table:table-cell>
          <table:table-cell/>
          <table:table-cell table:formula="of:=CONCATENATE([.B204]; &quot;,&quot;)" office:value-type="string" office:string-value="685," calcext:value-type="string">
            <text:p>685,</text:p>
          </table:table-cell>
          <table:table-cell table:formula="of:=CONCATENATE(&quot;&quot;&quot;&quot;;[.C204]; &quot;&quot;&quot;&quot;; &quot;,&quot;)" office:value-type="string" office:string-value="&quot;WS&quot;," calcext:value-type="string">
            <text:p>"WS",</text:p>
          </table:table-cell>
          <table:table-cell table:formula="of:=CONCATENATE(&quot;&quot;&quot;&quot;;[.D204]; &quot;&quot;&quot;&quot;; &quot;,&quot;)" office:value-type="string" office:string-value="&quot;Western Samoa&quot;," calcext:value-type="string">
            <text:p>"Western Samoa",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/>
          <table:table-cell table:formula="of:=CONCATENATE([.B205]; &quot;,&quot;)" office:value-type="string" office:string-value="967," calcext:value-type="string">
            <text:p>967,</text:p>
          </table:table-cell>
          <table:table-cell table:formula="of:=CONCATENATE(&quot;&quot;&quot;&quot;;[.C205]; &quot;&quot;&quot;&quot;; &quot;,&quot;)" office:value-type="string" office:string-value="&quot;YE&quot;," calcext:value-type="string">
            <text:p>"YE",</text:p>
          </table:table-cell>
          <table:table-cell table:formula="of:=CONCATENATE(&quot;&quot;&quot;&quot;;[.D205]; &quot;&quot;&quot;&quot;; &quot;,&quot;)" office:value-type="string" office:string-value="&quot;Yemen&quot;," calcext:value-type="string">
            <text:p>"Yemen",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/>
          <table:table-cell table:formula="of:=CONCATENATE([.B206]; &quot;,&quot;)" office:value-type="string" office:string-value="260," calcext:value-type="string">
            <text:p>260,</text:p>
          </table:table-cell>
          <table:table-cell table:formula="of:=CONCATENATE(&quot;&quot;&quot;&quot;;[.C206]; &quot;&quot;&quot;&quot;; &quot;,&quot;)" office:value-type="string" office:string-value="&quot;ZM&quot;," calcext:value-type="string">
            <text:p>"ZM",</text:p>
          </table:table-cell>
          <table:table-cell table:formula="of:=CONCATENATE(&quot;&quot;&quot;&quot;;[.D206]; &quot;&quot;&quot;&quot;; &quot;,&quot;)" office:value-type="string" office:string-value="&quot;Zambia&quot;," calcext:value-type="string">
            <text:p>"Zambia",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/>
          <table:table-cell table:formula="of:=CONCATENATE([.B207]; &quot;,&quot;)" office:value-type="string" office:string-value="263," calcext:value-type="string">
            <text:p>263,</text:p>
          </table:table-cell>
          <table:table-cell table:formula="of:=CONCATENATE(&quot;&quot;&quot;&quot;;[.C207]; &quot;&quot;&quot;&quot;; &quot;,&quot;)" office:value-type="string" office:string-value="&quot;ZW&quot;," calcext:value-type="string">
            <text:p>"ZW",</text:p>
          </table:table-cell>
          <table:table-cell table:formula="of:=CONCATENATE(&quot;&quot;&quot;&quot;;[.D207]; &quot;&quot;&quot;&quot;; &quot;,&quot;)" office:value-type="string" office:string-value="&quot;Zimbabwe&quot;," calcext:value-type="string">
            <text:p>"Zimbabwe",</text:p>
          </table:table-cell>
        </table:table-row>
      </table:table>
      <table:named-expressions/>
      <table:database-ranges>
        <table:database-range table:name="__Anonymous_Sheet_DB__1" table:target-range-address="SortByCountry.B2:SortByCountry.D20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1:46:05.310567329</meta:creation-date>
    <dc:date>2015-08-25T22:45:14.133252902</dc:date>
    <meta:editing-duration>PT28M47S</meta:editing-duration>
    <meta:editing-cycles>4</meta:editing-cycles>
    <meta:generator>LibreOffice/4.4.2.2$Linux_X86_64 LibreOffice_project/40m0$Build-2</meta:generator>
    <meta:document-statistic meta:table-count="2" meta:cell-count="2052" meta:object-count="0"/>
  </office:meta>
</office:document-meta>
</file>